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79cm 0.041cm 0.041cm" fo:padding-left="0cm" fo:padding-right="0cm" fo:padding-top="0cm" fo:padding-bottom="0.035cm" fo:border-left="none" fo:border-right="none" fo:border-top="none" fo:border-bottom="4.51pt double #000000"/>
      <style:text-properties fo:font-weight="bold" officeooo:paragraph-rsid="00096787" style:font-weight-asian="bold" style:font-weight-complex="bold"/>
    </style:style>
    <style:style style:name="P2" style:family="paragraph" style:parent-style-name="Standard">
      <style:text-properties fo:font-weight="bold" officeooo:paragraph-rsid="00096787" style:font-weight-asian="bold" style:font-weight-complex="bold"/>
    </style:style>
    <style:style style:name="P3" style:family="paragraph" style:parent-style-name="Standard">
      <style:paragraph-properties style:border-line-width-bottom="0.079cm 0.041cm 0.041cm" fo:padding-left="0cm" fo:padding-right="0cm" fo:padding-top="0cm" fo:padding-bottom="0.035cm" fo:border-left="none" fo:border-right="none" fo:border-top="none" fo:border-bottom="4.51pt double #000000"/>
      <style:text-properties officeooo:paragraph-rsid="00096787"/>
    </style:style>
    <style:style style:name="P4" style:family="paragraph" style:parent-style-name="Standard">
      <style:text-properties officeooo:paragraph-rsid="00096787"/>
    </style:style>
    <style:style style:name="P5" style:family="paragraph" style:parent-style-name="Standard">
      <style:paragraph-properties style:border-line-width-top="0.079cm 0.041cm 0.041cm" style:border-line-width-bottom="0.079cm 0.041cm 0.041cm" fo:padding-left="0cm" fo:padding-right="0cm" fo:padding-top="0.035cm" fo:padding-bottom="0.035cm" fo:border-left="none" fo:border-right="none" fo:border-top="4.51pt double #000000" fo:border-bottom="4.51pt double #000000"/>
      <style:text-properties officeooo:paragraph-rsid="00096787"/>
    </style:style>
    <style:style style:name="P6" style:family="paragraph" style:parent-style-name="Standard">
      <style:text-properties officeooo:rsid="00096787" officeooo:paragraph-rsid="00096787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96787" officeooo:paragraph-rsid="00096787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096787"/>
    </style:style>
    <style:style style:name="P9" style:family="paragraph" style:parent-style-name="Standard">
      <style:text-properties fo:language="en" fo:country="US" officeooo:paragraph-rsid="0009ec92"/>
    </style:style>
    <style:style style:name="P10" style:family="paragraph" style:parent-style-name="Standard">
      <style:text-properties fo:language="en" fo:country="US" officeooo:rsid="000b8e9d" officeooo:paragraph-rsid="000b8e9d"/>
    </style:style>
    <style:style style:name="P11" style:family="paragraph" style:parent-style-name="Standard">
      <style:text-properties fo:font-size="16pt" fo:language="en" fo:country="US" fo:font-weight="bold" officeooo:paragraph-rsid="0009ec92" style:font-size-asian="16pt" style:font-weight-asian="bold" style:font-size-complex="16pt" style:font-weight-complex="bold"/>
    </style:style>
    <style:style style:name="P12" style:family="paragraph" style:parent-style-name="Standard">
      <loext:graphic-properties draw:fill="solid" draw:fill-color="#1e1f22"/>
      <style:paragraph-properties fo:margin-top="0cm" fo:margin-bottom="0cm" style:contextual-spacing="false" fo:line-height="100%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9ec92"/>
    </style:style>
    <style:style style:name="P13" style:family="paragraph" style:parent-style-name="Standard">
      <style:paragraph-properties fo:padding-left="0cm" fo:padding-right="0cm" fo:padding-top="0cm" fo:padding-bottom="0.035cm" fo:border="none" style:join-border="false"/>
      <style:text-properties officeooo:paragraph-rsid="0009ec92"/>
    </style:style>
    <style:style style:name="P14" style:family="paragraph" style:parent-style-name="Standard">
      <style:paragraph-properties style:border-line-width-top="0.079cm 0.041cm 0.041cm" fo:padding-left="0cm" fo:padding-right="0cm" fo:padding-top="0.035cm" fo:padding-bottom="0.035cm" fo:border-left="none" fo:border-right="none" fo:border-top="4.51pt double #000000" fo:border-bottom="none" style:join-border="false"/>
      <style:text-properties officeooo:paragraph-rsid="0009ec92"/>
    </style:style>
    <style:style style:name="P15" style:family="paragraph" style:parent-style-name="Standard">
      <style:paragraph-properties style:border-line-width-top="0.079cm 0.041cm 0.041cm" style:border-line-width-bottom="0.079cm 0.041cm 0.041cm" fo:padding-left="0cm" fo:padding-right="0cm" fo:padding-top="0.035cm" fo:padding-bottom="0.035cm" fo:border-left="none" fo:border-right="none" fo:border-top="4.51pt double #000000" fo:border-bottom="4.51pt double #000000" style:join-border="false"/>
      <style:text-properties officeooo:paragraph-rsid="0009ec92"/>
    </style:style>
    <style:style style:name="P16" style:family="paragraph" style:parent-style-name="Standard">
      <style:text-properties officeooo:paragraph-rsid="0009ec92"/>
    </style:style>
    <style:style style:name="P17" style:family="paragraph" style:parent-style-name="Standard">
      <style:paragraph-properties style:border-line-width-bottom="0.079cm 0.041cm 0.041cm" fo:padding-left="0cm" fo:padding-right="0cm" fo:padding-top="0cm" fo:padding-bottom="0.035cm" fo:border-left="none" fo:border-right="none" fo:border-top="none" fo:border-bottom="4.51pt double #000000"/>
      <style:text-properties officeooo:paragraph-rsid="0009ec92"/>
    </style:style>
    <style:style style:name="P18" style:family="paragraph" style:parent-style-name="Standard">
      <style:paragraph-properties style:border-line-width-top="0.079cm 0.041cm 0.041cm" style:border-line-width-bottom="0.079cm 0.041cm 0.041cm" fo:padding-left="0cm" fo:padding-right="0cm" fo:padding-top="0.035cm" fo:padding-bottom="0.035cm" fo:border-left="none" fo:border-right="none" fo:border-top="4.51pt double #000000" fo:border-bottom="4.51pt double #000000"/>
      <style:text-properties officeooo:paragraph-rsid="0009ec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cf8e6d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5" style:family="text">
      <style:text-properties fo:color="#bcbec4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6" style:family="text">
      <style:text-properties fo:color="#6aab73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7" style:family="text">
      <style:text-properties fo:color="#56a8f5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8" style:family="text">
      <style:text-properties fo:color="#aa4926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9" style:family="text">
      <style:text-properties fo:color="#8888c6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10" style:family="text">
      <style:text-properties fo:color="#2aacb8" loext:opacity="100%" style:font-name="Courier New" fo:font-size="10pt" style:letter-kerning="false" style:font-name-asian="Times New Roman" style:font-size-asian="10pt" style:language-asian="en" style:country-asian="IN" style:font-name-complex="Courier New1" style:font-size-complex="10pt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Os,rename,del,create,write,Join,split,loc,iloc,lambda,excel dict all operations </text:span></text:p>
      <text:p text:style-name="P3" loext:marker-style-name="T1"><text:span text:style-name="T1">pdExcelfile,excelwrite,preadexcel with sheet as none forall sheet</text:span></text:p>
      <text:p text:style-name="P3" loext:marker-style-name="T1"><text:span text:style-name="T1">then dict.itmes with sheetname and df as key valye pairs</text:span></text:p>
      <text:p text:style-name="P1" loext:marker-style-name="T1"/>
      <text:p text:style-name="P2" loext:marker-style-name="T1"/>
      <text:p text:style-name="P4" loext:marker-style-name="T1"><text:span text:style-name="T1">Set root path </text:span></text:p>
      <text:p text:style-name="P3">current_path = os.path.dirname(os.path.abspath(__file__))<text:line-break/>print(current_path)<text:line-break/>root_path = os.path.abspath(os.path.join(current_path,'..','..','..'))</text:p>
      <text:p text:style-name="P4" loext:marker-style-name="T1"><text:span text:style-name="T1">Appending data into new sheet if the file exists if not then creating one</text:span></text:p>
      <text:p text:style-name="P3">def excel_write(path, output, sheetname):<text:line-break/> <text:s text:c="3"/>try:<text:line-break/> <text:s text:c="7"/>data = pd.DataFrame(output)<text:line-break/><text:line-break/> <text:s text:c="7"/># Check if the file exists<text:line-break/> <text:s text:c="7"/>if not os.path.exists(path):<text:line-break/> <text:s text:c="11"/># If the file doesn't exist, create it with the first sheet<text:line-break/> <text:s text:c="11"/>with pd.ExcelWriter(path, engine='openpyxl') as writer:<text:line-break/> <text:s text:c="15"/>data.to_excel(writer, sheet_name=sheetname, index=False)<text:line-break/> <text:s text:c="15"/>print(f"{sheetname} created successfully!!!")<text:line-break/> <text:s text:c="7"/>else:<text:line-break/> <text:s text:c="11"/># If the file exists, append the data as a new sheet<text:line-break/> <text:s text:c="11"/>with pd.ExcelWriter(path, engine='openpyxl', mode='a') as writer:<text:line-break/> <text:s text:c="15"/>data.to_excel(writer, sheet_name=sheetname, index=False)<text:line-break/> <text:s text:c="15"/>print(f"{sheetname} created successfully!!!")<text:line-break/> <text:s text:c="3"/>except Exception as r:<text:line-break/> <text:s text:c="7"/>print(str(r))<text:line-break/> <text:s text:c="7"/>print("Cannot write to excel file")</text:p>
      <text:p text:style-name="P4" loext:marker-style-name="T1"><text:span text:style-name="T1">FILTERING</text:span></text:p>
      <text:p text:style-name="P3">def filter_records(dataframe):<text:line-break/> <text:s text:c="3"/>if 'EXECUTE' in dataframe.columns:<text:line-break/> <text:s text:c="8"/>records = dataframe.loc[dataframe['EXECUTE'] == 'Y']<text:line-break/> <text:s text:c="3"/>elif 'Execute' in dataframe.columns:<text:line-break/> <text:s text:c="6"/>records <text:s/>= dataframe.loc[dataframe['Execute'] == 'Y']<text:line-break/> <text:s text:c="3"/>else:<text:line-break/> <text:s text:c="8"/>records = dataframe<text:line-break/> <text:s text:c="3"/>return records</text:p>
      <text:p text:style-name="P2" loext:marker-style-name="T1"/>
      <text:p text:style-name="P4" loext:marker-style-name="T1"><text:span text:style-name="T1">CONVERTING LIST OF DICT FOR LOOPING</text:span></text:p>
      <text:p text:style-name="P4">def convert_to_listofdict(data,columns):<text:line-break/> <text:s text:c="3"/>records = []<text:line-break/> <text:s text:c="3"/>for row in range(len(data)):<text:line-break/> <text:s text:c="7"/>dictionary = {}<text:line-break/> <text:s text:c="7"/>for col in range(len(columns)):<text:line-break/> <text:s text:c="11"/>dictionary[columns[col]] = data.iloc[row][col]<text:line-break/> <text:s text:c="7"/>records.append(dictionary)<text:line-break/><text:line-break/> <text:s text:c="3"/>return records</text:p>
      <text:p text:style-name="P3">Each row is one dict inside the list</text:p>
      <text:p text:style-name="P4" loext:marker-style-name="T1"><text:span text:style-name="T1">CALCULATION OF DATE AND TIME BASED ON STANDARD INPUT FORMAT</text:span></text:p>
      <text:p text:style-name="P4"><text:soft-page-break/>def calculate_date(input_string):<text:line-break/> <text:s text:c="3"/>try:<text:line-break/> <text:s text:c="7"/>parts = input_string.split('+')<text:line-break/> <text:s text:c="7"/>if parts[0] == 'SYSDATE' or parts[0] == '&lt;SYSDATE&gt;':<text:line-break/> <text:s text:c="11"/>days_to_add = int(parts[1]) if len(parts) == 2 else 0<text:line-break/> <text:s text:c="7"/># else:<text:line-break/> <text:s text:c="7"/># <text:s text:c="4"/>raise ValueError("Invalid input format. Please use 'SYSDATE' or 'SYSDATE+X' where X is the number of days to add.")<text:line-break/><text:line-break/> <text:s text:c="7"/>current_date = datetime.now()<text:line-break/> <text:s text:c="7"/>new_date = current_date + timedelta(days=days_to_add)<text:line-break/><text:line-break/> <text:s text:c="7"/>return new_date.strftime('%d-%m-%Y')<text:line-break/><text:line-break/> <text:s text:c="3"/>except :<text:line-break/> <text:s text:c="7"/>try:<text:line-break/> <text:s text:c="11"/>parts = input_string.split('-')<text:line-break/> <text:s text:c="11"/>if parts[0] == 'SYSDATE' or parts[0] == '&lt;SYSDATE&gt;':<text:line-break/> <text:s text:c="15"/>days_to_add = int(parts[1]) if len(parts) == 2 else 0<text:line-break/> <text:s text:c="11"/># else:<text:line-break/> <text:s text:c="11"/># <text:s text:c="4"/>raise ValueError(<text:line-break/> <text:s text:c="11"/># <text:s text:c="8"/>"Invalid input format. Please use 'SYSDATE' or 'SYSDATE+X' where X is the number of days to add.")<text:line-break/><text:line-break/> <text:s text:c="11"/>current_date = datetime.now()<text:line-break/> <text:s text:c="11"/>days_to_add = -days_to_add<text:line-break/> <text:s text:c="11"/>new_date = current_date + timedelta(days=days_to_add)<text:line-break/><text:line-break/> <text:s text:c="11"/>return new_date.strftime('%d-%m-%Y')<text:line-break/> <text:s text:c="7"/>except Exception as e:<text:line-break/> <text:s text:c="11"/>return ""</text:p>
      <text:p text:style-name="P4"/>
      <text:p text:style-name="P5">def add_minutes_to_systime(inputTime):<text:line-break/> <text:s text:c="3"/>try:<text:line-break/> <text:s text:c="7"/>parts = inputTime.split('+')<text:line-break/> <text:s text:c="7"/>if parts[0] == 'SYSTIME' or parts[0] == '&lt;SYSTIME&gt;':<text:line-break/> <text:s text:c="11"/>minutes_to_add = int(parts[1]) if len(parts) == 2 else 0<text:line-break/> <text:s text:c="7"/>else:<text:line-break/> <text:s text:c="11"/>raise ValueError(<text:line-break/> <text:s text:c="15"/>"Invalid input format. Please use 'SYSTIME' or 'SYSTIME+X' where X is the number of minutes to add.")<text:line-break/><text:line-break/> <text:s text:c="7"/>current_time = datetime.now()<text:line-break/> <text:s text:c="7"/>new_time = current_time + timedelta(minutes=minutes_to_add)<text:line-break/> <text:s text:c="7"/>formatted_time = new_time.strftime('%H:%M%p')<text:line-break/><text:line-break/> <text:s text:c="7"/>return formatted_time<text:line-break/><text:line-break/> <text:s text:c="3"/>except ValueError as v:<text:line-break/> <text:s text:c="7"/>print(str(v))</text:p>
      <text:p text:style-name="P4" loext:marker-style-name="T1"><text:span text:style-name="T1">Extract Attributes count and values divided by some symbol</text:span></text:p>
      <text:p text:style-name="P3"><text:soft-page-break/>def extract_attributes(attribute_str):<text:line-break/> <text:s text:c="3"/>attribute_str = str(attribute_str)<text:line-break/> <text:s text:c="3"/>attributes = attribute_str.split(';')<text:line-break/> <text:s text:c="3"/>values = [attr.strip() for attr in attributes if attr.strip()]<text:line-break/> <text:s text:c="3"/>count = len(attributes)<text:line-break/><text:line-break/> <text:s text:c="3"/>return values, count</text:p>
      <text:p text:style-name="P4" loext:marker-style-name="T1"><text:span text:style-name="T1">EXCEL TO DICT</text:span></text:p>
      <text:p text:style-name="P3">def excel_to_dict(dataframe):<text:line-break/> <text:s text:c="3"/><text:span text:style-name="T2">'''Convert Excel to dict without unique id and return'''<text:line-break/> <text:s text:c="3"/></text:span>columns_name = []<text:line-break/> <text:s text:c="3"/>for col in dataframe.to_dict():<text:line-break/> <text:s text:c="7"/>columns_name.append(col)<text:line-break/> <text:s text:c="3"/>data = []<text:line-break/> <text:s text:c="3"/>for row in range(0, len(dataframe)):<text:line-break/> <text:s text:c="7"/>elm = {}<text:line-break/> <text:s text:c="7"/>for col in range(len(dataframe.columns)):<text:line-break/> <text:s text:c="11"/>if columns_name[col] != "UNIQUE_ID":<text:line-break/> <text:s text:c="15"/>elm[columns_name[col]] = dataframe.iloc[row][col]<text:line-break/> <text:s text:c="7"/>data.append(elm)<text:line-break/> <text:s text:c="3"/>return data</text:p>
      <text:p text:style-name="P4" loext:marker-style-name="T1"><text:span text:style-name="T1">EXCEL TO DICT WITH UNIQUE ID</text:span></text:p>
      <text:p text:style-name="P4">def excel_to_dict_with_unique_id(dataframe):<text:line-break/> <text:s text:c="3"/><text:span text:style-name="T2">'''Convert Excel to dict with unique id and return'''<text:line-break/> <text:s text:c="3"/></text:span>columns_name = []<text:line-break/> <text:s text:c="3"/>for col in dataframe.to_dict():<text:line-break/> <text:s text:c="7"/>columns_name.append(col)<text:line-break/> <text:s text:c="3"/>data = []<text:line-break/> <text:s text:c="3"/>for row in range(0, len(dataframe)):<text:line-break/> <text:s text:c="7"/>elm = {}<text:line-break/> <text:s text:c="7"/>for col in range(len(dataframe.columns)):<text:line-break/> <text:s text:c="11"/>elm[columns_name[col]] = dataframe.iloc[row][col]<text:line-break/> <text:s text:c="7"/>data.append(elm)<text:line-break/> <text:s text:c="3"/>return data</text:p>
      <text:p text:style-name="P3"/>
      <text:p text:style-name="P4" loext:marker-style-name="T1"><text:span text:style-name="T1">Generate random key</text:span></text:p>
      <text:p text:style-name="P3">def generate_random_key(length=10,alphadigits=8):<text:line-break/> <text:s text:c="3"/># Generate random string<text:line-break/> <text:s text:c="3"/>random_string = ''.join(random.choice(string.ascii_letters) for i in range(alphadigits))<text:line-break/><text:line-break/> <text:s text:c="3"/># Generate random digits<text:line-break/> <text:s text:c="3"/>random_digits = ''.join(random.choice(string.digits) for i in range(length-alphadigits))<text:line-break/><text:line-break/> <text:s text:c="3"/># Combine the random string and digits<text:line-break/> <text:s text:c="3"/>random_key = random_string + random_digits<text:line-break/> <text:s text:c="3"/>return random_key.upper()</text:p>
      <text:p text:style-name="P4"/>
      <text:p text:style-name="P4" loext:marker-style-name="T1"><text:span text:style-name="T1">File names based on now</text:span></text:p>
      <text:p text:style-name="P3">now = datetime.now().strftime("%Y%m%d_%H%M%S")<text:line-break/>new_filename = f"{Property.BULK_FILE_PATH}bulk_upload_{now}.xlsx"</text:p>
      <text:p text:style-name="P4" loext:marker-style-name="T1"><text:soft-page-break/><text:span text:style-name="T1">Decorator for creating primary key in a df with apply </text:span></text:p>
      <text:p text:style-name="P3">def create_unique_key(df,name):<text:line-break/> <text:s text:c="3"/>key_count = {}<text:line-break/><text:line-break/> <text:s text:c="3"/>def generate_key(row):<text:line-break/> <text:s text:c="7"/>base_key = f"{row['Beneficiary Name']}_{row['Deal Name']}"<text:line-break/><text:line-break/> <text:s text:c="7"/>if base_key in key_count:<text:line-break/> <text:s text:c="11"/>key_count[base_key] += 1<text:line-break/> <text:s text:c="11"/>return f"{base_key}_{key_count[base_key]}"<text:line-break/> <text:s text:c="7"/>else:<text:line-break/> <text:s text:c="11"/>key_count[base_key] = 0<text:line-break/> <text:s text:c="11"/>return base_key<text:line-break/><text:line-break/> <text:s text:c="3"/>df['PrimaryKey'] = df.apply(generate_key, axis=1)<text:line-break/> <text:s text:c="3"/>df.to_excel(f"{name}.xlsx", index=False, sheet_name=f"{name}_sheet")</text:p>
      <text:p text:style-name="P4" loext:marker-style-name="T1"><text:span text:style-name="T1">DELETE SHEET FROM EXCEL</text:span></text:p>
      <text:p text:style-name="P4"># Function to delete the first sheet from an Excel file</text:p>
      <text:p text:style-name="P4">def delete_first_sheet(excel_file):</text:p>
      <text:p text:style-name="P4">    # Load the workbook</text:p>
      <text:p text:style-name="P4">    wb = openpyxl.load_workbook(excel_file)</text:p>
      <text:p text:style-name="P4">    </text:p>
      <text:p text:style-name="P4">    # Get the first sheet name</text:p>
      <text:p text:style-name="P4">    first_sheet = wb.sheetnames[0]</text:p>
      <text:p text:style-name="P4">    </text:p>
      <text:p text:style-name="P4">    # Remove the first sheet</text:p>
      <text:p text:style-name="P4">    wb.remove(wb[first_sheet])</text:p>
      <text:p text:style-name="P4">    </text:p>
      <text:p text:style-name="P4">    # Save the workbook (you can save it with a different name if desired)</text:p>
      <text:p text:style-name="P4">    wb.save(excel_file)</text:p>
      <text:p text:style-name="P4"> </text:p>
      <text:p text:style-name="P4"># List of Excel files</text:p>
      <text:p text:style-name="P4">excel_files = ['file1.xlsx', 'file2.xlsx', 'file3.xlsx']</text:p>
      <text:p text:style-name="P4"> </text:p>
      <text:p text:style-name="P4"># Iterate through each file and delete the first sheet</text:p>
      <text:p text:style-name="P4">for file in excel_files:</text:p>
      <text:p text:style-name="P4">    delete_first_sheet(file)</text:p>
      <text:p text:style-name="P4"> </text:p>
      <text:p text:style-name="P4">print("First sheet removed from all Excel files.")</text:p>
      <text:p text:style-name="P3"/>
      <text:p text:style-name="P4" loext:marker-style-name="T1"><text:span text:style-name="T1">DELETING SHEETS USING SHEET NAMES</text:span></text:p>
      <text:p text:style-name="P4"># Function to delete a sheet with a given name from an Excel file</text:p>
      <text:p text:style-name="P4">def delete_sheet_by_name(excel_file, sheet_name):</text:p>
      <text:p text:style-name="P4">    # Load the workbook</text:p>
      <text:p text:style-name="P4">    wb = openpyxl.load_workbook(excel_file)</text:p>
      <text:p text:style-name="P4">    </text:p>
      <text:p text:style-name="P4">    # Check if the sheet exists in the workbook</text:p>
      <text:p text:style-name="P4">    if sheet_name in wb.sheetnames:</text:p>
      <text:p text:style-name="P4">        # Remove the sheet</text:p>
      <text:p text:style-name="P4">        wb.remove(wb[sheet_name])</text:p>
      <text:p text:style-name="P4">        # Save the workbook after removing the sheet</text:p>
      <text:p text:style-name="P4"><text:soft-page-break/>        wb.save(excel_file)</text:p>
      <text:p text:style-name="P4">        print(f"Sheet '{sheet_name}' deleted from {excel_file}")</text:p>
      <text:p text:style-name="P4">    else:</text:p>
      <text:p text:style-name="P4">        print(f"Sheet '{sheet_name}' not found in {excel_file}")</text:p>
      <text:p text:style-name="P4"> </text:p>
      <text:p text:style-name="P4"># List of Excel files</text:p>
      <text:p text:style-name="P4">excel_files = ['file1.xlsx', 'file2.xlsx', 'file3.xlsx']</text:p>
      <text:p text:style-name="P4">sheet_name_to_delete = 'Sheet1'  # Specify the sheet name you want to delete</text:p>
      <text:p text:style-name="P4"> </text:p>
      <text:p text:style-name="P4"># Iterate through each file and delete the specified sheet</text:p>
      <text:p text:style-name="P4">for file in excel_files:</text:p>
      <text:p text:style-name="P4">    delete_sheet_by_name(file, sheet_name_to_delete)</text:p>
      <text:p text:style-name="P3"/>
      <text:p text:style-name="P4">if os.path.exists(actual_reports):<text:line-break/> <text:s text:c="3"/>existing_df = pd.read_excel(actual_reports)<text:line-break/><text:line-break/> <text:s text:c="3"/># Creating new dataframe from the captured data<text:line-break/> <text:s text:c="3"/>new_Df = {<text:line-break/> <text:s text:c="7"/>"DEAL_ID":length *[ str(dealId)],<text:line-break/> <text:s text:c="7"/>"AMOUNT": amounts,<text:line-break/> <text:s text:c="7"/>"SOURCE_ACCOUNTS": srcaccounts,<text:line-break/> <text:s text:c="7"/>"SETTLED AMOUNT":settledamounts,<text:line-break/> <text:s text:c="7"/>"ORIGINAL AMOUNT": orgamounts,<text:line-break/> <text:s text:c="7"/>"BENEFICIARY ACCOUNT NUMBER":beneaccounts,<text:line-break/> <text:s text:c="7"/>"BENEFICIARY NAMES":benenames<text:line-break/> <text:s text:c="3"/>}<text:line-break/><text:line-break/> <text:s text:c="3"/>newdf = pd.DataFrame(new_Df)<text:line-break/> <text:s text:c="3"/>concat_df = pd.concat([existing_df,newdf],ignore_index=True)<text:line-break/> <text:s text:c="3"/>concat_df.to_excel(actual_reports,"Actual_Reports")</text:p>
      <text:p text:style-name="P4"/>
      <text:p text:style-name="P6">==========================</text:p>
      <text:p text:style-name="P4">import os</text:p>
      <text:p text:style-name="P4">from openpyxl import load_workbook</text:p>
      <text:p text:style-name="P4"> </text:p>
      <text:p text:style-name="P4">folder_path = 'your/folder/path'</text:p>
      <text:p text:style-name="P4"> </text:p>
      <text:p text:style-name="P4">for filename in os.listdir(folder_path):</text:p>
      <text:p text:style-name="P4">    if filename.endswith(".xlsx"):</text:p>
      <text:p text:style-name="P4">        file_path = os.path.join(folder_path, filename)</text:p>
      <text:p text:style-name="P4">        workbook = load_workbook(file_path)</text:p>
      <text:p text:style-name="P4">        if 'Sheet1' in workbook.sheetnames:</text:p>
      <text:p text:style-name="P4">            workbook.remove(workbook['Sheet1'])</text:p>
      <text:p text:style-name="P4">            workbook.save(file_path)</text:p>
      <text:p text:style-name="P3"/>
      <text:p text:style-name="P4">import pandas as pd</text:p>
      <text:p text:style-name="P4"/>
      <text:p text:style-name="P4"># Sample DataFrame</text:p>
      <text:p text:style-name="P4">data = {'Column1': [1, 2, 3]}</text:p>
      <text:p text:style-name="P4">df = pd.DataFrame(data)</text:p>
      <text:p text:style-name="P4"/>
      <text:p text:style-name="P4"><text:soft-page-break/># Create a new Excel file with a new sheet</text:p>
      <text:p text:style-name="P4">with pd.ExcelWriter('example.xlsx', engine='openpyxl') as writer:</text:p>
      <text:p text:style-name="P4"><text:s text:c="4"/>df.to_excel(writer, sheet_name='Sheet1', index=False)</text:p>
      <text:p text:style-name="P3"/>
      <text:p text:style-name="P4"># New data to append</text:p>
      <text:p text:style-name="P4">new_data = {'Column1': [4, 5, 6]}</text:p>
      <text:p text:style-name="P4">new_df = pd.DataFrame(new_data)</text:p>
      <text:p text:style-name="P4"/>
      <text:p text:style-name="P4"># Load the existing Excel file</text:p>
      <text:p text:style-name="P4">with pd.ExcelWriter('example.xlsx', engine='openpyxl', mode='a') as writer:</text:p>
      <text:p text:style-name="P4"><text:s text:c="4"/># Read existing data</text:p>
      <text:p text:style-name="P4"><text:s text:c="4"/>existing_df = pd.read_excel(writer, sheet_name='Sheet1')</text:p>
      <text:p text:style-name="P4"><text:s text:c="4"/># Append new data</text:p>
      <text:p text:style-name="P4"><text:s text:c="4"/>combined_df = pd.concat([existing_df, new_df], ignore_index=True)</text:p>
      <text:p text:style-name="P4"><text:s text:c="4"/>combined_df.to_excel(writer, sheet_name='Sheet1', index=False)</text:p>
      <text:p text:style-name="P4"/>
      <text:p text:style-name="P3"/>
      <text:p text:style-name="P4">from openpyxl import load_workbook</text:p>
      <text:p text:style-name="P4"/>
      <text:p text:style-name="P4"># Load the existing workbook</text:p>
      <text:p text:style-name="P4">workbook = load_workbook('example.xlsx')</text:p>
      <text:p text:style-name="P4"/>
      <text:p text:style-name="P4"># Delete a sheet</text:p>
      <text:p text:style-name="P4">if 'Sheet1' in workbook.sheetnames:</text:p>
      <text:p text:style-name="P4"><text:s text:c="4"/>del workbook['Sheet1']</text:p>
      <text:p text:style-name="P4"/>
      <text:p text:style-name="P4"># Save the changes</text:p>
      <text:p text:style-name="P4">workbook.save('example.xlsx')</text:p>
      <text:p text:style-name="P3"/>
      <text:p text:style-name="P4"># Load the existing Excel file</text:p>
      <text:p text:style-name="P4">with pd.ExcelFile('example.xlsx') as xls:</text:p>
      <text:p text:style-name="P4"><text:s text:c="4"/>df1 = pd.read_excel(xls, sheet_name='Sheet1')</text:p>
      <text:p text:style-name="P4"><text:s text:c="4"/>df2 = pd.read_excel(xls, sheet_name='Sheet2') <text:s/># Assume 'Sheet2' exists</text:p>
      <text:p text:style-name="P4"/>
      <text:p text:style-name="P4"># Merge the DataFrames</text:p>
      <text:p text:style-name="P4">merged_df = pd.concat([df1, df2], ignore_index=True)</text:p>
      <text:p text:style-name="P4"/>
      <text:p text:style-name="P4"># Write the merged DataFrame to a new sheet</text:p>
      <text:p text:style-name="P4">with pd.ExcelWriter('example.xlsx', engine='openpyxl', mode='a') as writer:</text:p>
      <text:p text:style-name="P4"><text:s text:c="4"/>merged_df.to_excel(writer, sheet_name='MergedSheet', index=False)</text:p>
      <text:p text:style-name="P4"/>
      <text:p text:style-name="P3"/>
      <text:p text:style-name="P4"># Load the existing Excel file</text:p>
      <text:p text:style-name="P4">with pd.ExcelFile('example.xlsx') as xls:</text:p>
      <text:p text:style-name="P4"><text:s text:c="4"/>sheet_names = xls.sheet_names</text:p>
      <text:p text:style-name="P4"><text:s text:c="4"/>print(sheet_names)</text:p>
      <text:p text:style-name="P3"/>
      <text:p text:style-name="P4"># Rename a sheet</text:p>
      <text:p text:style-name="P4">if 'Sheet1' in workbook.sheetnames:</text:p>
      <text:p text:style-name="P4"><text:s text:c="4"/>sheet1 = workbook['Sheet1']</text:p>
      <text:p text:style-name="P4"><text:soft-page-break/><text:s text:c="4"/>sheet1.title = 'RenamedSheet'</text:p>
      <text:p text:style-name="P4"/>
      <text:p text:style-name="P4"># Save the workbook</text:p>
      <text:p text:style-name="P4">workbook.save('example.xlsx')</text:p>
      <text:p text:style-name="P4"/>
      <text:p text:style-name="P3"/>
      <text:p text:style-name="P4">def create_excel_with_images(folder_path, excel_filename):<text:line-break/> <text:s text:c="3"/># Create a new workbook<text:line-break/> <text:s text:c="3"/>wb = openpyxl.Workbook()<text:line-break/><text:line-break/> <text:s text:c="3"/># Iterate through each image in the folder<text:line-break/> <text:s text:c="3"/>for filename in os.listdir(folder_path):<text:line-break/> <text:s text:c="7"/>if filename.endswith(".png"):<text:line-break/> <text:s text:c="11"/># Get the name of the image (without extension)<text:line-break/> <text:s text:c="11"/>image_name = os.path.splitext(filename)[0]<text:line-break/><text:line-break/> <text:s text:c="11"/># Create a new sheet with the image name<text:line-break/> <text:s text:c="11"/>ws = wb.create_sheet(title=image_name)<text:line-break/><text:line-break/> <text:s text:c="11"/># Add image to the sheet<text:line-break/> <text:s text:c="11"/>img = Image(os.path.join(folder_path, filename))<text:line-break/> <text:s text:c="11"/>ws.add_image(img, 'A1')<text:line-break/><text:line-break/> <text:s text:c="3"/># Save the workbook<text:line-break/> <text:s text:c="3"/>wb.save(excel_filename)<text:line-break/> <text:s text:c="3"/>print(f"Excel file '{excel_filename}' created successfully.")</text:p>
      <text:p text:style-name="P6">============================</text:p>
      <text:p text:style-name="P6"/>
      <text:p text:style-name="P8">List:</text:p>
      <text:p text:style-name="P8"/>
      <text:p text:style-name="P8"><text:s/>Adding Elements</text:p>
      <text:p text:style-name="P8">Using append():</text:p>
      <text:p text:style-name="P8"/>
      <text:p text:style-name="P8">python</text:p>
      <text:p text:style-name="P8">Copy code</text:p>
      <text:p text:style-name="P8">fruits.append("orange")</text:p>
      <text:p text:style-name="P8">print(fruits) <text:s/># Output: ['apple', 'banana', 'cherry', 'orange']</text:p>
      <text:p text:style-name="P8">Using insert():</text:p>
      <text:p text:style-name="P8"/>
      <text:p text:style-name="P8">python</text:p>
      <text:p text:style-name="P8">Copy code</text:p>
      <text:p text:style-name="P8">fruits.insert(1, "kiwi")</text:p>
      <text:p text:style-name="P8">print(fruits) <text:s/># Output: ['apple', 'kiwi', 'banana', 'cherry', 'orange']</text:p>
      <text:p text:style-name="P8"/>
      <text:p text:style-name="P8"/>
      <text:p text:style-name="P8">. Removing Elements</text:p>
      <text:p text:style-name="P8">Using remove():</text:p>
      <text:p text:style-name="P8"/>
      <text:p text:style-name="P8">python</text:p>
      <text:p text:style-name="P8">Copy code</text:p>
      <text:p text:style-name="P8">fruits.remove("banana")</text:p>
      <text:p text:style-name="P8">print(fruits) <text:s/># Output: ['apple', 'kiwi', 'cherry', 'orange']</text:p>
      <text:p text:style-name="P8"><text:soft-page-break/>Using pop():</text:p>
      <text:p text:style-name="P8"/>
      <text:p text:style-name="P8">python</text:p>
      <text:p text:style-name="P8">Copy code</text:p>
      <text:p text:style-name="P8">last_fruit = fruits.pop() <text:s/># Removes and returns the last item</text:p>
      <text:p text:style-name="P8">print(last_fruit) <text:s/># Output: "orange"</text:p>
      <text:p text:style-name="P8">print(fruits) <text:s/># Output: ['apple', 'kiwi', 'cherry']</text:p>
      <text:p text:style-name="P8"/>
      <text:p text:style-name="P8"/>
      <text:p text:style-name="P8"><text:s/>List Comprehensions</text:p>
      <text:p text:style-name="P8">python</text:p>
      <text:p text:style-name="P8">Copy code</text:p>
      <text:p text:style-name="P8"># Create a new list with squares of numbers</text:p>
      <text:p text:style-name="P8">numbers = [1, 2, 3, 4]</text:p>
      <text:p text:style-name="P8">squares = [x**2 for x in numbers]</text:p>
      <text:p text:style-name="P8">print(squares) <text:s/># Output: [1, 4, 9, 16]</text:p>
      <text:p text:style-name="P8"/>
      <text:p text:style-name="P8"/>
      <text:p text:style-name="P8"/>
      <text:p text:style-name="P8">Filtering Lists</text:p>
      <text:p text:style-name="P8">python</text:p>
      <text:p text:style-name="P8">Copy code</text:p>
      <text:p text:style-name="P8"># Filter even numbers from a list</text:p>
      <text:p text:style-name="P8">numbers = [1, 2, 3, 4, 5, 6]</text:p>
      <text:p text:style-name="P8">evens = [num for num in numbers if num % 2 == 0]</text:p>
      <text:p text:style-name="P8">print(evens) <text:s/># Output: [2, 4, 6]</text:p>
      <text:p text:style-name="P8"/>
      <text:p text:style-name="P8"/>
      <text:p text:style-name="P8">Using sorted():</text:p>
      <text:p text:style-name="P8"/>
      <text:p text:style-name="P8">python</text:p>
      <text:p text:style-name="P8">Copy code</text:p>
      <text:p text:style-name="P8">sorted_fruits = sorted(fruits, reverse=True)</text:p>
      <text:p text:style-name="P8">print(sorted_fruits) <text:s/># Output: ['cherry', 'banana', 'apple']</text:p>
      <text:p text:style-name="P8"/>
      <text:p text:style-name="P8"/>
      <text:p text:style-name="P8">Copying Lists</text:p>
      <text:p text:style-name="P8">python</text:p>
      <text:p text:style-name="P8">Copy code</text:p>
      <text:p text:style-name="P8"># Using slice to create a copy</text:p>
      <text:p text:style-name="P8">fruits_copy = fruits[:]</text:p>
      <text:p text:style-name="P8">print(fruits_copy) <text:s/># Output: ['cherry', 'banana', 'apple']</text:p>
      <text:p text:style-name="P8"/>
      <text:p text:style-name="P8"/>
      <text:p text:style-name="P8"/>
      <text:p text:style-name="P8"/>
      <text:p text:style-name="P8">Finding Index of an Element</text:p>
      <text:p text:style-name="P8">python</text:p>
      <text:p text:style-name="P8">Copy code</text:p>
      <text:p text:style-name="P8">index = fruits.index("banana") <text:s/># Find the index of "banana"</text:p>
      <text:p text:style-name="P8">print(index) <text:s/># Output: 1</text:p>
      <text:p text:style-name="P8"/>
      <text:p text:style-name="P8"><text:soft-page-break/></text:p>
      <text:p text:style-name="P8"/>
      <text:p text:style-name="P8"/>
      <text:p text:style-name="P8">Count Occurrences of an Element</text:p>
      <text:p text:style-name="P8">python</text:p>
      <text:p text:style-name="P8">Copy code</text:p>
      <text:p text:style-name="P8">fruits = ["apple", "banana", "apple"]</text:p>
      <text:p text:style-name="P8">count_apples = fruits.count("apple")</text:p>
      <text:p text:style-name="P8">print(count_apples) <text:s/># Output: 2</text:p>
      <text:p text:style-name="P8"/>
      <text:p text:style-name="P8">-----------------------------------------------</text:p>
      <text:p text:style-name="P8"/>
      <text:p text:style-name="P8">Combining Lists with Conditions</text:p>
      <text:p text:style-name="P8">You can combine elements from multiple lists based on certain conditions.</text:p>
      <text:p text:style-name="P8"/>
      <text:p text:style-name="P8">python</text:p>
      <text:p text:style-name="P8">Copy code</text:p>
      <text:p text:style-name="P8">list1 = [1, 2, 3]</text:p>
      <text:p text:style-name="P8">list2 = [4, 5, 6]</text:p>
      <text:p text:style-name="P8"/>
      <text:p text:style-name="P8"># Combine elements from both lists where the sum is greater than 7</text:p>
      <text:p text:style-name="P8">combined = [(x, y) for x in list1 for y in list2 if x + y &gt; 7]</text:p>
      <text:p text:style-name="P8">print(combined) <text:s/># Output: [(3, 5), (3, 6)]</text:p>
      <text:p text:style-name="P8"/>
      <text:p text:style-name="P8"/>
      <text:p text:style-name="P8"/>
      <text:p text:style-name="P8">Flattening a Nested List</text:p>
      <text:p text:style-name="P8">Flatten a nested list using list comprehension.</text:p>
      <text:p text:style-name="P8"/>
      <text:p text:style-name="P8">python</text:p>
      <text:p text:style-name="P8">Copy code</text:p>
      <text:p text:style-name="P8">nested_list = [[1, 2, 3], [4, 5], [6, 7, 8]]</text:p>
      <text:p text:style-name="P8"/>
      <text:p text:style-name="P8"># Flatten the nested list</text:p>
      <text:p text:style-name="P8">flattened = [item for sublist in nested_list for item in sublist]</text:p>
      <text:p text:style-name="P8">print(flattened) <text:s/># Output: [1, 2, 3, 4, 5, 6, 7, 8]</text:p>
      <text:p text:style-name="P8"/>
      <text:p text:style-name="P8"/>
      <text:p text:style-name="P8"/>
      <text:p text:style-name="P8">Using zip() to Combine Lists</text:p>
      <text:p text:style-name="P8">You can combine lists element-wise using the zip() function.</text:p>
      <text:p text:style-name="P8"/>
      <text:p text:style-name="P8">python</text:p>
      <text:p text:style-name="P8">Copy code</text:p>
      <text:p text:style-name="P8">names = ["Alice", "Bob", "Charlie"]</text:p>
      <text:p text:style-name="P8">ages = [25, 30, 35]</text:p>
      <text:p text:style-name="P8"/>
      <text:p text:style-name="P8"># Combine names and ages</text:p>
      <text:p text:style-name="P8">combined = list(zip(names, ages))</text:p>
      <text:p text:style-name="P8">print(combined) <text:s/># Output: [('Alice', 25), ('Bob', 30), ('Charlie', 35)]</text:p>
      <text:p text:style-name="P8"/>
      <text:p text:style-name="P8"/>
      <text:p text:style-name="P8"><text:soft-page-break/></text:p>
      <text:p text:style-name="P8"/>
      <text:p text:style-name="P8"><text:s/>Unzipping a Combined List</text:p>
      <text:p text:style-name="P8">You can unzip a combined list back into two separate lists.</text:p>
      <text:p text:style-name="P8"/>
      <text:p text:style-name="P8">python</text:p>
      <text:p text:style-name="P8">Copy code</text:p>
      <text:p text:style-name="P8">combined = [('Alice', 25), ('Bob', 30), ('Charlie', 35)]</text:p>
      <text:p text:style-name="P8"/>
      <text:p text:style-name="P8"># Unzip the combined list</text:p>
      <text:p text:style-name="P8">names, ages = zip(*combined)</text:p>
      <text:p text:style-name="P8">print(names) <text:s/># Output: ('Alice', 'Bob', 'Charlie')</text:p>
      <text:p text:style-name="P8">print(ages) <text:s text:c="2"/># Output: (25, 30, 35)</text:p>
      <text:p text:style-name="P8"/>
      <text:p text:style-name="P8"/>
      <text:p text:style-name="P8"/>
      <text:p text:style-name="P8"><text:s/>Removing Duplicates While Maintaining Order</text:p>
      <text:p text:style-name="P8">You can remove duplicates while maintaining the order of elements.</text:p>
      <text:p text:style-name="P8"/>
      <text:p text:style-name="P8">python</text:p>
      <text:p text:style-name="P8">Copy code</text:p>
      <text:p text:style-name="P8">items = [1, 2, 2, 3, 4, 4, 5]</text:p>
      <text:p text:style-name="P8"/>
      <text:p text:style-name="P8"># Remove duplicates while preserving order</text:p>
      <text:p text:style-name="P8">unique_items = []</text:p>
      <text:p text:style-name="P8">[unique_items.append(x) for x in items if x not in unique_items]</text:p>
      <text:p text:style-name="P8">print(unique_items) <text:s/># Output: [1, 2, 3, 4, 5]</text:p>
      <text:p text:style-name="P8"/>
      <text:p text:style-name="P8"/>
      <text:p text:style-name="P8"/>
      <text:p text:style-name="P8"/>
      <text:p text:style-name="P8"><text:s/>List of Lists (Matrix) Operations</text:p>
      <text:p text:style-name="P8">You can perform operations on a list of lists (matrix), such as transposing it.</text:p>
      <text:p text:style-name="P8"/>
      <text:p text:style-name="P8">python</text:p>
      <text:p text:style-name="P8">Copy code</text:p>
      <text:p text:style-name="P8">matrix = [[1, 2, 3], [4, 5, 6], [7, 8, 9]]</text:p>
      <text:p text:style-name="P8"/>
      <text:p text:style-name="P8"># Transpose the matrix</text:p>
      <text:p text:style-name="P8">transposed = [[row[i] for row in matrix] for i in range(len(matrix[0]))]</text:p>
      <text:p text:style-name="P8">print(transposed) <text:s/></text:p>
      <text:p text:style-name="P8"># Output: [[1, 4, 7], [2, 5, 8], [3, 6, 9]]</text:p>
      <text:p text:style-name="P8"/>
      <text:p text:style-name="P8"/>
      <text:p text:style-name="P8"/>
      <text:p text:style-name="P8"><text:s/>Finding the Intersection of Two Lists</text:p>
      <text:p text:style-name="P8">Find common elements between two lists.</text:p>
      <text:p text:style-name="P8"/>
      <text:p text:style-name="P8">python</text:p>
      <text:p text:style-name="P8">Copy code</text:p>
      <text:p text:style-name="P8">list1 = [1, 2, 3, 4]</text:p>
      <text:p text:style-name="P8">list2 = [3, 4, 5, 6]</text:p>
      <text:p text:style-name="P8"><text:soft-page-break/></text:p>
      <text:p text:style-name="P8"># Find the intersection</text:p>
      <text:p text:style-name="P8">intersection = [value for value in list1 if value in list2]</text:p>
      <text:p text:style-name="P8">print(intersection) <text:s/># Output: [3, 4]</text:p>
      <text:p text:style-name="P8"/>
      <text:p text:style-name="P8"/>
      <text:p text:style-name="P8"/>
      <text:p text:style-name="P8"/>
      <text:p text:style-name="P8">Finding the Union of Two Lists</text:p>
      <text:p text:style-name="P8">Combine two lists and remove duplicates.</text:p>
      <text:p text:style-name="P8"/>
      <text:p text:style-name="P8">python</text:p>
      <text:p text:style-name="P8">Copy code</text:p>
      <text:p text:style-name="P8">list1 = [1, 2, 3, 4]</text:p>
      <text:p text:style-name="P8">list2 = [3, 4, 5, 6]</text:p>
      <text:p text:style-name="P8"/>
      <text:p text:style-name="P8"># Find the union</text:p>
      <text:p text:style-name="P8">union = list(set(list1) | set(list2))</text:p>
      <text:p text:style-name="P8">print(union) <text:s/># Output: [1, 2, 3, 4, 5, 6]</text:p>
      <text:p text:style-name="P8"/>
      <text:p text:style-name="P8"/>
      <text:p text:style-name="P8"/>
      <text:p text:style-name="P8">Using map() to Apply a Function to a List</text:p>
      <text:p text:style-name="P8">You can use map() to apply a function to each element of a list.</text:p>
      <text:p text:style-name="P8"/>
      <text:p text:style-name="P8">python</text:p>
      <text:p text:style-name="P8">Copy code</text:p>
      <text:p text:style-name="P8">numbers = [1, 2, 3, 4]</text:p>
      <text:p text:style-name="P8"/>
      <text:p text:style-name="P8"># Square each number in the list</text:p>
      <text:p text:style-name="P8">squared = list(map(lambda x: x ** 2, numbers))</text:p>
      <text:p text:style-name="P8">print(squared) <text:s/># Output: [1, 4, 9, 16]</text:p>
      <text:p text:style-name="P8"/>
      <text:p text:style-name="P8"/>
      <text:p text:style-name="P8"/>
      <text:p text:style-name="P8"/>
      <text:p text:style-name="P8">Filtering and Transforming a List in One Step</text:p>
      <text:p text:style-name="P8">Using filter() and map() together.</text:p>
      <text:p text:style-name="P8"/>
      <text:p text:style-name="P8">python</text:p>
      <text:p text:style-name="P8">Copy code</text:p>
      <text:p text:style-name="P8">numbers = [1, 2, 3, 4, 5, 6]</text:p>
      <text:p text:style-name="P8"/>
      <text:p text:style-name="P8"># Filter even numbers and square them</text:p>
      <text:p text:style-name="P8">squared_evens = list(map(lambda x: x ** 2, filter(lambda x: x % 2 == 0, numbers)))</text:p>
      <text:p text:style-name="P8">print(squared_evens) <text:s/># Output: [4, 16, 36]</text:p>
      <text:p text:style-name="P8"/>
      <text:p text:style-name="P8"/>
      <text:p text:style-name="P8"/>
      <text:p text:style-name="P8">Using reduce() to Accumulate Values</text:p>
      <text:p text:style-name="P8">Using the reduce() function from the functools module to accumulate values.</text:p>
      <text:p text:style-name="P8"/>
      <text:p text:style-name="P8"><text:soft-page-break/>python</text:p>
      <text:p text:style-name="P8">Copy code</text:p>
      <text:p text:style-name="P8">from functools import reduce</text:p>
      <text:p text:style-name="P8"/>
      <text:p text:style-name="P8">numbers = [1, 2, 3, 4]</text:p>
      <text:p text:style-name="P8"/>
      <text:p text:style-name="P8"># Calculate the product of the numbers</text:p>
      <text:p text:style-name="P8">product = reduce(lambda x, y: x * y, numbers)</text:p>
      <text:p text:style-name="P8">print(product) <text:s/># Output: 24</text:p>
      <text:p text:style-name="P8"/>
      <text:p text:style-name="P8"/>
      <text:p text:style-name="P8"/>
      <text:p text:style-name="P8"><text:s/>List Sorting with Custom Keys</text:p>
      <text:p text:style-name="P8">You can sort lists using custom sorting keys.</text:p>
      <text:p text:style-name="P8"/>
      <text:p text:style-name="P8">python</text:p>
      <text:p text:style-name="P8">Copy code</text:p>
      <text:p text:style-name="P8">words = ["banana", "apple", "cherry", "date"]</text:p>
      <text:p text:style-name="P8"/>
      <text:p text:style-name="P8"># Sort by length of words</text:p>
      <text:p text:style-name="P8">sorted_words = sorted(words, key=len)</text:p>
      <text:p text:style-name="P8">print(sorted_words) <text:s/># Output: ['date', 'apple', 'banana', 'cherry']</text:p>
      <text:p text:style-name="P8"/>
      <text:p text:style-name="P8"/>
      <text:p text:style-name="P8"/>
      <text:p text:style-name="P8"/>
      <text:p text:style-name="P8"/>
      <text:p text:style-name="P8"/>
      <text:p text:style-name="P8">Zipping Multiple Lists with Different Lengths</text:p>
      <text:p text:style-name="P8">Handling lists of different lengths with zip_longest().</text:p>
      <text:p text:style-name="P8"/>
      <text:p text:style-name="P8">python</text:p>
      <text:p text:style-name="P8">Copy code</text:p>
      <text:p text:style-name="P8">from itertools import zip_longest</text:p>
      <text:p text:style-name="P8"/>
      <text:p text:style-name="P8">list1 = [1, 2, 3]</text:p>
      <text:p text:style-name="P8">list2 = ['a', 'b']</text:p>
      <text:p text:style-name="P8"/>
      <text:p text:style-name="P8"># Zip with fill value for missing elements</text:p>
      <text:p text:style-name="P8">zipped = list(zip_longest(list1, list2, fillvalue='missing'))</text:p>
      <text:p text:style-name="P8">print(zipped) <text:s/># Output: [(1, 'a'), (2, 'b'), (3, 'missing')]</text:p>
      <text:p text:style-name="P8"/>
      <text:p text:style-name="P8"/>
      <text:p text:style-name="P8"/>
      <text:p text:style-name="P8"/>
      <text:p text:style-name="P8"/>
      <text:p text:style-name="P8"/>
      <text:p text:style-name="P8"># Flatten a matrix</text:p>
      <text:p text:style-name="P8">matrix = [[1, 2], [3, 4], [5, 6]]</text:p>
      <text:p text:style-name="P8">flattened = [num for row in matrix for num in row]</text:p>
      <text:p text:style-name="P8">print(flattened) <text:s/># Output: [1, 2, 3, 4, 5, 6]</text:p>
      <text:p text:style-name="P8"/>
      <text:p text:style-name="P8"><text:soft-page-break/></text:p>
      <text:p text:style-name="P8"/>
      <text:p text:style-name="P8"/>
      <text:p text:style-name="P8">map()</text:p>
      <text:p text:style-name="P8">map() applies a function to all the items in an input list or any iterable.</text:p>
      <text:p text:style-name="P8"/>
      <text:p text:style-name="P8">Basic Example:</text:p>
      <text:p text:style-name="P8"/>
      <text:p text:style-name="P8">python</text:p>
      <text:p text:style-name="P8">Copy code</text:p>
      <text:p text:style-name="P8"># Square each number in the list</text:p>
      <text:p text:style-name="P8">numbers = [1, 2, 3, 4]</text:p>
      <text:p text:style-name="P8">squares = list(map(lambda x: x ** 2, numbers))</text:p>
      <text:p text:style-name="P8">print(squares) <text:s/># Output: [1, 4, 9, 16]</text:p>
      <text:p text:style-name="P8"/>
      <text:p text:style-name="P8"/>
      <text:p text:style-name="P8"/>
      <text:p text:style-name="P8">With Multiple Lists:</text:p>
      <text:p text:style-name="P8"/>
      <text:p text:style-name="P8">python</text:p>
      <text:p text:style-name="P8">Copy code</text:p>
      <text:p text:style-name="P8"># Add corresponding elements of two lists</text:p>
      <text:p text:style-name="P8">list1 = [1, 2, 3]</text:p>
      <text:p text:style-name="P8">list2 = [4, 5, 6]</text:p>
      <text:p text:style-name="P8">summed = list(map(lambda x, y: x + y, list1, list2))</text:p>
      <text:p text:style-name="P8">print(summed) <text:s/># Output: [5, 7, 9]</text:p>
      <text:p text:style-name="P8"/>
      <text:p text:style-name="P8"/>
      <text:p text:style-name="P8"/>
      <text:p text:style-name="P8"/>
      <text:p text:style-name="P8">filter()</text:p>
      <text:p text:style-name="P8">filter() constructs a list of elements from an iterable for which a function returns True.</text:p>
      <text:p text:style-name="P8"/>
      <text:p text:style-name="P8">Basic Example:</text:p>
      <text:p text:style-name="P8"/>
      <text:p text:style-name="P8">python</text:p>
      <text:p text:style-name="P8">Copy code</text:p>
      <text:p text:style-name="P8"># Filter out odd numbers</text:p>
      <text:p text:style-name="P8">numbers = [1, 2, 3, 4, 5, 6]</text:p>
      <text:p text:style-name="P8">evens = list(filter(lambda x: x % 2 == 0, numbers))</text:p>
      <text:p text:style-name="P8">print(evens) <text:s/># Output: [2, 4, 6]</text:p>
      <text:p text:style-name="P8"/>
      <text:p text:style-name="P8"/>
      <text:p text:style-name="P8"/>
      <text:p text:style-name="P8"/>
      <text:p text:style-name="P8">With Strings:</text:p>
      <text:p text:style-name="P8"/>
      <text:p text:style-name="P8">python</text:p>
      <text:p text:style-name="P8">Copy code</text:p>
      <text:p text:style-name="P8"># Filter out words longer than 3 letters</text:p>
      <text:p text:style-name="P8">words = ["cat", "dog", "elephant", "rat"]</text:p>
      <text:p text:style-name="P8">short_words = list(filter(lambda word: len(word) &lt;= 3, words))</text:p>
      <text:p text:style-name="P8"><text:soft-page-break/>print(short_words) <text:s/># Output: ['cat', 'dog', 'rat']</text:p>
      <text:p text:style-name="P8"/>
      <text:p text:style-name="P8"/>
      <text:p text:style-name="P8"/>
      <text:p text:style-name="P8"/>
      <text:p text:style-name="P8">reduce()</text:p>
      <text:p text:style-name="P8">reduce() is used to apply a function to elements of an iterable cumulatively to reduce it to a single value. It is available in the functools module.</text:p>
      <text:p text:style-name="P8"/>
      <text:p text:style-name="P8">Basic Example:</text:p>
      <text:p text:style-name="P8"/>
      <text:p text:style-name="P8">python</text:p>
      <text:p text:style-name="P8">Copy code</text:p>
      <text:p text:style-name="P8">from functools import reduce</text:p>
      <text:p text:style-name="P8"/>
      <text:p text:style-name="P8"># Calculate the product of numbers</text:p>
      <text:p text:style-name="P8">numbers = [1, 2, 3, 4]</text:p>
      <text:p text:style-name="P8">product = reduce(lambda x, y: x * y, numbers)</text:p>
      <text:p text:style-name="P8">print(product) <text:s/># Output: 24</text:p>
      <text:p text:style-name="P8"/>
      <text:p text:style-name="P8"/>
      <text:p text:style-name="P8"/>
      <text:p text:style-name="P8"/>
      <text:p text:style-name="P8"><text:s/>Combining map(), filter(), and List Comprehension</text:p>
      <text:p text:style-name="P8">You can combine these operations to perform complex transformations.</text:p>
      <text:p text:style-name="P8"/>
      <text:p text:style-name="P8">Filter even numbers and then square them:</text:p>
      <text:p text:style-name="P8"/>
      <text:p text:style-name="P8">python</text:p>
      <text:p text:style-name="P8">Copy code</text:p>
      <text:p text:style-name="P8">numbers = [1, 2, 3, 4, 5, 6]</text:p>
      <text:p text:style-name="P8"/>
      <text:p text:style-name="P8"># Filter even numbers and then square them</text:p>
      <text:p text:style-name="P8">squared_evens = list(map(lambda x: x ** 2, filter(lambda x: x % 2 == 0, numbers)))</text:p>
      <text:p text:style-name="P8">print(squared_evens) <text:s/># Output: [4, 16, 36]</text:p>
      <text:p text:style-name="P8"/>
      <text:p text:style-name="P8"/>
      <text:p text:style-name="P8"/>
      <text:p text:style-name="P8"/>
      <text:p text:style-name="P8">Creating a Dictionary from Lists:</text:p>
      <text:p text:style-name="P8"/>
      <text:p text:style-name="P8">python</text:p>
      <text:p text:style-name="P8">Copy code</text:p>
      <text:p text:style-name="P8">keys = ['name', 'age', 'city']</text:p>
      <text:p text:style-name="P8">values = ['Alice', 25, 'New York']</text:p>
      <text:p text:style-name="P8"/>
      <text:p text:style-name="P8"># Create a dictionary using list comprehension</text:p>
      <text:p text:style-name="P8">dictionary = {k: v for k, v in zip(keys, values)}</text:p>
      <text:p text:style-name="P8">print(dictionary) <text:s/># Output: {'name': 'Alice', 'age': 25, 'city': 'New York'}</text:p>
      <text:p text:style-name="P8"/>
      <text:p text:style-name="P8"/>
      <text:p text:style-name="P8"/>
      <text:p text:style-name="P8"><text:soft-page-break/></text:p>
      <text:p text:style-name="P8">Using reduce() for String Concatenation</text:p>
      <text:p text:style-name="P8">You can use reduce() to concatenate strings.</text:p>
      <text:p text:style-name="P8"/>
      <text:p text:style-name="P8">Concatenating a list of strings:</text:p>
      <text:p text:style-name="P8"/>
      <text:p text:style-name="P8">python</text:p>
      <text:p text:style-name="P8">Copy code</text:p>
      <text:p text:style-name="P8">from functools import reduce</text:p>
      <text:p text:style-name="P8"/>
      <text:p text:style-name="P8">words = ['hello', 'world', 'from', 'python']</text:p>
      <text:p text:style-name="P8"/>
      <text:p text:style-name="P8"># Concatenate all words</text:p>
      <text:p text:style-name="P8">sentence = reduce(lambda x, y: x + ' ' + y, words)</text:p>
      <text:p text:style-name="P8">print(sentence) <text:s/># Output: 'hello world from python'</text:p>
      <text:p text:style-name="P8"/>
      <text:p text:style-name="P8"/>
      <text:p text:style-name="P8"/>
      <text:p text:style-name="P8"/>
      <text:p text:style-name="P8">Combining map(), filter(), and reduce()</text:p>
      <text:p text:style-name="P8">For more complex scenarios, these can be combined.</text:p>
      <text:p text:style-name="P8"/>
      <text:p text:style-name="P8">Filter out words longer than 3 characters, convert to uppercase, and concatenate:</text:p>
      <text:p text:style-name="P8"/>
      <text:p text:style-name="P8">python</text:p>
      <text:p text:style-name="P8">Copy code</text:p>
      <text:p text:style-name="P8">from functools import reduce</text:p>
      <text:p text:style-name="P8"/>
      <text:p text:style-name="P8">words = ['this', 'is', 'a', 'test', 'of', 'map', 'filter', 'reduce']</text:p>
      <text:p text:style-name="P8"/>
      <text:p text:style-name="P8"># Filter, map, and reduce</text:p>
      <text:p text:style-name="P8">result = reduce(lambda x, y: x + ' ' + y, </text:p>
      <text:p text:style-name="P8"><text:s text:c="16"/>map(str.upper, </text:p>
      <text:p text:style-name="P8"><text:s text:c="20"/>filter(lambda word: len(word) &gt; 3, words)))</text:p>
      <text:p text:style-name="P8"/>
      <text:p text:style-name="P8">print(result) <text:s/># Output: 'THIS TEST FILTER REDUCE'</text:p>
      <text:p text:style-name="P8"/>
      <text:p text:style-name="P8"/>
      <text:p text:style-name="P8"/>
      <text:p text:style-name="P8"/>
      <text:p text:style-name="P8"/>
      <text:p text:style-name="P8">------------------------------------------------------------------</text:p>
      <text:p text:style-name="P8"/>
      <text:p text:style-name="P8">py os:</text:p>
      <text:p text:style-name="P8"/>
      <text:p text:style-name="P8">here are one-liner notes for the functions used in the previous code, along with examples:</text:p>
      <text:p text:style-name="P8"/>
      <text:p text:style-name="P8">os.path.exists(path): Checks if a path exists.</text:p>
      <text:p text:style-name="P8"/>
      <text:p text:style-name="P8">python</text:p>
      <text:p text:style-name="P8">Copy code</text:p>
      <text:p text:style-name="P8">if not os.path.exists('destination_directory'):</text:p>
      <text:p text:style-name="P8"><text:soft-page-break/><text:s text:c="4"/>os.mkdir('destination_directory')</text:p>
      <text:p text:style-name="P8">os.mkdir(path): Creates a new directory at the specified path.</text:p>
      <text:p text:style-name="P8"/>
      <text:p text:style-name="P8">python</text:p>
      <text:p text:style-name="P8">Copy code</text:p>
      <text:p text:style-name="P8">os.mkdir('new_directory')</text:p>
      <text:p text:style-name="P8">os.listdir(path): Lists all files and directories in the specified path.</text:p>
      <text:p text:style-name="P8"/>
      <text:p text:style-name="P8">python</text:p>
      <text:p text:style-name="P8">Copy code</text:p>
      <text:p text:style-name="P8">files = os.listdir('source_directory')</text:p>
      <text:p text:style-name="P8">str.endswith(suffix): Checks if a string ends with the specified suffix (used to filter Excel files).</text:p>
      <text:p text:style-name="P8"/>
      <text:p text:style-name="P8">python</text:p>
      <text:p text:style-name="P8">Copy code</text:p>
      <text:p text:style-name="P8">if filename.endswith('.xlsx'):</text:p>
      <text:p text:style-name="P8"><text:s text:c="4"/># Do something</text:p>
      <text:p text:style-name="P8">random.randint(a, b): Generates a random integer between a and b.</text:p>
      <text:p text:style-name="P8"/>
      <text:p text:style-name="P8">python</text:p>
      <text:p text:style-name="P8">Copy code</text:p>
      <text:p text:style-name="P8">random_num = random.randint(1000, 9999)</text:p>
      <text:p text:style-name="P8">os.path.splitext(path): Splits the file name and extension.</text:p>
      <text:p text:style-name="P8"/>
      <text:p text:style-name="P8">python</text:p>
      <text:p text:style-name="P8">Copy code</text:p>
      <text:p text:style-name="P8">file_name, file_extension = os.path.splitext('file.xlsx')</text:p>
      <text:p text:style-name="P8">os.path.join(dir, file): Joins directory and file name into a full path.</text:p>
      <text:p text:style-name="P8"/>
      <text:p text:style-name="P8">python</text:p>
      <text:p text:style-name="P8">Copy code</text:p>
      <text:p text:style-name="P8">full_path = os.path.join('directory', 'file.xlsx')</text:p>
      <text:p text:style-name="P8">shutil.move(src, dst): Moves a file or directory to a new location.</text:p>
      <text:p text:style-name="P8"/>
      <text:p text:style-name="P8">python</text:p>
      <text:p text:style-name="P8">Copy code</text:p>
      <text:p text:style-name="P8">shutil.move('source/file.xlsx', 'destination/new_file.xlsx')</text:p>
      <text:p text:style-name="P8"/>
      <text:p text:style-name="P8">----------------------------------------------------</text:p>
      <text:p text:style-name="P8"/>
      <text:p text:style-name="P8">pypanfilter</text:p>
      <text:p text:style-name="P8"/>
      <text:p text:style-name="P8">1. Selecting Rows Based on Condition(s)</text:p>
      <text:p text:style-name="P8">Single Condition:</text:p>
      <text:p text:style-name="P8"/>
      <text:p text:style-name="P8">python</text:p>
      <text:p text:style-name="P8">Copy code</text:p>
      <text:p text:style-name="P8"># Select rows where 'Age' is greater than 30</text:p>
      <text:p text:style-name="P8">df_filtered = df[df['Age'] &gt; 30]</text:p>
      <text:p text:style-name="P8">print(df_filtered)</text:p>
      <text:p text:style-name="P8">Multiple Conditions (AND):</text:p>
      <text:p text:style-name="P8"/>
      <text:p text:style-name="P8"><text:soft-page-break/>python</text:p>
      <text:p text:style-name="P8">Copy code</text:p>
      <text:p text:style-name="P8"># Select rows where 'Age' &gt; 30 AND 'Salary' &gt; 50000</text:p>
      <text:p text:style-name="P8">df_filtered = df[(df['Age'] &gt; 30) &amp; (df['Salary'] &gt; 50000)]</text:p>
      <text:p text:style-name="P8">print(df_filtered)</text:p>
      <text:p text:style-name="P8">Multiple Conditions (OR):</text:p>
      <text:p text:style-name="P8"/>
      <text:p text:style-name="P8">python</text:p>
      <text:p text:style-name="P8">Copy code</text:p>
      <text:p text:style-name="P8"># Select rows where 'Age' &gt; 30 OR 'Salary' &gt; 50000</text:p>
      <text:p text:style-name="P8">df_filtered = df[(df['Age'] &gt; 30) | (df['Salary'] &gt; 50000)]</text:p>
      <text:p text:style-name="P8">print(df_filtered)</text:p>
      <text:p text:style-name="P8">Negating a Condition:</text:p>
      <text:p text:style-name="P8"/>
      <text:p text:style-name="P8">python</text:p>
      <text:p text:style-name="P8">Copy code</text:p>
      <text:p text:style-name="P8"># Select rows where 'Age' is NOT greater than 30</text:p>
      <text:p text:style-name="P8">df_filtered = df[~(df['Age'] &gt; 30)]</text:p>
      <text:p text:style-name="P8">print(df_filtered)</text:p>
      <text:p text:style-name="P8">2. Filtering Based on String Values</text:p>
      <text:p text:style-name="P8">Exact Match:</text:p>
      <text:p text:style-name="P8"/>
      <text:p text:style-name="P8">python</text:p>
      <text:p text:style-name="P8">Copy code</text:p>
      <text:p text:style-name="P8"># Select rows where 'Department' is 'IT'</text:p>
      <text:p text:style-name="P8">df_filtered = df[df['Department'] == 'IT']</text:p>
      <text:p text:style-name="P8">print(df_filtered)</text:p>
      <text:p text:style-name="P8">Partial String Match using .str.contains():</text:p>
      <text:p text:style-name="P8"/>
      <text:p text:style-name="P8">python</text:p>
      <text:p text:style-name="P8">Copy code</text:p>
      <text:p text:style-name="P8"># Select rows where 'Department' contains 'Tech'</text:p>
      <text:p text:style-name="P8">df_filtered = df[df['Department'].str.contains('Tech', case=False)]</text:p>
      <text:p text:style-name="P8">print(df_filtered)</text:p>
      <text:p text:style-name="P8">String Starts with:</text:p>
      <text:p text:style-name="P8"/>
      <text:p text:style-name="P8">python</text:p>
      <text:p text:style-name="P8">Copy code</text:p>
      <text:p text:style-name="P8"># Select rows where 'Name' starts with 'A'</text:p>
      <text:p text:style-name="P8">df_filtered = df[df['Name'].str.startswith('A')]</text:p>
      <text:p text:style-name="P8">print(df_filtered)</text:p>
      <text:p text:style-name="P8">String Ends with:</text:p>
      <text:p text:style-name="P8"/>
      <text:p text:style-name="P8">python</text:p>
      <text:p text:style-name="P8">Copy code</text:p>
      <text:p text:style-name="P8"># Select rows where 'Name' ends with 'son'</text:p>
      <text:p text:style-name="P8">df_filtered = df[df['Name'].str.endswith('son')]</text:p>
      <text:p text:style-name="P8">print(df_filtered)</text:p>
      <text:p text:style-name="P8">3. Selecting Specific Columns</text:p>
      <text:p text:style-name="P8">Selecting a Single Column:</text:p>
      <text:p text:style-name="P8"/>
      <text:p text:style-name="P8">python</text:p>
      <text:p text:style-name="P8"><text:soft-page-break/>Copy code</text:p>
      <text:p text:style-name="P8"># Select a single column 'Name'</text:p>
      <text:p text:style-name="P8">name_column = df['Name']</text:p>
      <text:p text:style-name="P8">print(name_column)</text:p>
      <text:p text:style-name="P8">Selecting Multiple Columns:</text:p>
      <text:p text:style-name="P8"/>
      <text:p text:style-name="P8">python</text:p>
      <text:p text:style-name="P8">Copy code</text:p>
      <text:p text:style-name="P8"># Select multiple columns 'Name' and 'Age'</text:p>
      <text:p text:style-name="P8">df_selected = df[['Name', 'Age']]</text:p>
      <text:p text:style-name="P8">print(df_selected)</text:p>
      <text:p text:style-name="P8">4. Using .loc[] and .iloc[] for Selection</text:p>
      <text:p text:style-name="P8">Using .loc[] (Label-based selection):</text:p>
      <text:p text:style-name="P8"/>
      <text:p text:style-name="P8">python</text:p>
      <text:p text:style-name="P8">Copy code</text:p>
      <text:p text:style-name="P8"># Select row by label/index 3 and columns 'Name' and 'Age'</text:p>
      <text:p text:style-name="P8">df_loc = df.loc[3, ['Name', 'Age']]</text:p>
      <text:p text:style-name="P8">print(df_loc)</text:p>
      <text:p text:style-name="P8">Using .iloc[] (Integer-location based selection):</text:p>
      <text:p text:style-name="P8"/>
      <text:p text:style-name="P8">python</text:p>
      <text:p text:style-name="P8">Copy code</text:p>
      <text:p text:style-name="P8"># Select the first 3 rows and the first 2 columns</text:p>
      <text:p text:style-name="P8">df_iloc = df.iloc[:3, :2]</text:p>
      <text:p text:style-name="P8">print(df_iloc)</text:p>
      <text:p text:style-name="P8">Using .loc[] for condition-based selection:</text:p>
      <text:p text:style-name="P8"/>
      <text:p text:style-name="P8">python</text:p>
      <text:p text:style-name="P8">Copy code</text:p>
      <text:p text:style-name="P8"># Select all rows where 'Age' &gt; 30 and show 'Name' and 'Salary' columns</text:p>
      <text:p text:style-name="P8">df_loc_filtered = df.loc[df['Age'] &gt; 30, ['Name', 'Salary']]</text:p>
      <text:p text:style-name="P8">print(df_loc_filtered)</text:p>
      <text:p text:style-name="P8">5. Using .query() Method for Filtering</text:p>
      <text:p text:style-name="P8">Filter using a SQL-like syntax:</text:p>
      <text:p text:style-name="P8"/>
      <text:p text:style-name="P8">python</text:p>
      <text:p text:style-name="P8">Copy code</text:p>
      <text:p text:style-name="P8"># Use .query() to filter rows where 'Age' &gt; 30 and 'Salary' &gt; 50000</text:p>
      <text:p text:style-name="P8">df_filtered = df.query('Age &gt; 30 and Salary &gt; 50000')</text:p>
      <text:p text:style-name="P8">print(df_filtered)</text:p>
      <text:p text:style-name="P8">Filter with multiple conditions:</text:p>
      <text:p text:style-name="P8"/>
      <text:p text:style-name="P8">python</text:p>
      <text:p text:style-name="P8">Copy code</text:p>
      <text:p text:style-name="P8"># Filter rows where 'Age' &gt; 30 OR 'Department' is 'HR'</text:p>
      <text:p text:style-name="P8">df_filtered = df.query('Age &gt; 30 or Department == "HR"')</text:p>
      <text:p text:style-name="P8">print(df_filtered)</text:p>
      <text:p text:style-name="P8">6. Selecting Rows with .isin()</text:p>
      <text:p text:style-name="P8">Filter rows where a column has specific values:</text:p>
      <text:p text:style-name="P8"/>
      <text:p text:style-name="P8">python</text:p>
      <text:p text:style-name="P8"><text:soft-page-break/>Copy code</text:p>
      <text:p text:style-name="P8"># Select rows where 'Department' is either 'HR' or 'IT'</text:p>
      <text:p text:style-name="P8">df_filtered = df[df['Department'].isin(['HR', 'IT'])]</text:p>
      <text:p text:style-name="P8">print(df_filtered)</text:p>
      <text:p text:style-name="P8">Filter rows NOT in a list of values:</text:p>
      <text:p text:style-name="P8"/>
      <text:p text:style-name="P8">python</text:p>
      <text:p text:style-name="P8">Copy code</text:p>
      <text:p text:style-name="P8"># Select rows where 'Department' is NOT 'HR' or 'IT'</text:p>
      <text:p text:style-name="P8">df_filtered = df[~df['Department'].isin(['HR', 'IT'])]</text:p>
      <text:p text:style-name="P8">print(df_filtered)</text:p>
      <text:p text:style-name="P8">7. Filter Rows Based on Range of Values</text:p>
      <text:p text:style-name="P8">Using .between() for range selection:</text:p>
      <text:p text:style-name="P8"/>
      <text:p text:style-name="P8">python</text:p>
      <text:p text:style-name="P8">Copy code</text:p>
      <text:p text:style-name="P8"># Select rows where 'Age' is between 25 and 40 (inclusive)</text:p>
      <text:p text:style-name="P8">df_filtered = df[df['Age'].between(25, 40)]</text:p>
      <text:p text:style-name="P8">print(df_filtered)</text:p>
      <text:p text:style-name="P8">Non-inclusive range selection:</text:p>
      <text:p text:style-name="P8"/>
      <text:p text:style-name="P8">python</text:p>
      <text:p text:style-name="P8">Copy code</text:p>
      <text:p text:style-name="P8"># Select rows where 'Age' is between 25 and 40, exclusive</text:p>
      <text:p text:style-name="P8">df_filtered = df[df['Age'].between(25, 40, inclusive='neither')]</text:p>
      <text:p text:style-name="P8">print(df_filtered)</text:p>
      <text:p text:style-name="P8">8. Handling Missing Values During Selection</text:p>
      <text:p text:style-name="P8">Filter rows with missing values in a column:</text:p>
      <text:p text:style-name="P8"/>
      <text:p text:style-name="P8">python</text:p>
      <text:p text:style-name="P8">Copy code</text:p>
      <text:p text:style-name="P8"># Select rows where 'Salary' is missing (NaN)</text:p>
      <text:p text:style-name="P8">df_missing = df[df['Salary'].isna()]</text:p>
      <text:p text:style-name="P8">print(df_missing)</text:p>
      <text:p text:style-name="P8">Filter rows where column is NOT missing:</text:p>
      <text:p text:style-name="P8"/>
      <text:p text:style-name="P8">python</text:p>
      <text:p text:style-name="P8">Copy code</text:p>
      <text:p text:style-name="P8"># Select rows where 'Salary' is NOT missing</text:p>
      <text:p text:style-name="P8">df_not_missing = df[df['Salary'].notna()]</text:p>
      <text:p text:style-name="P8">print(df_not_missing)</text:p>
      <text:p text:style-name="P8"/>
      <text:p text:style-name="P8"/>
      <text:p text:style-name="P8">-----------------------------------</text:p>
      <text:p text:style-name="P8"/>
      <text:p text:style-name="P8">import openpyxl</text:p>
      <text:p text:style-name="P8"/>
      <text:p text:style-name="P8"># Function to delete a sheet with a given name from an Excel file</text:p>
      <text:p text:style-name="P8">def delete_sheet_by_name(excel_file, sheet_name):</text:p>
      <text:p text:style-name="P8"><text:s text:c="4"/># Load the workbook</text:p>
      <text:p text:style-name="P8"><text:s text:c="4"/>wb = openpyxl.load_workbook(excel_file)</text:p>
      <text:p text:style-name="P8"><text:s text:c="4"/></text:p>
      <text:p text:style-name="P8"><text:soft-page-break/><text:s text:c="4"/># Check if the sheet exists in the workbook</text:p>
      <text:p text:style-name="P8"><text:s text:c="4"/>if sheet_name in wb.sheetnames:</text:p>
      <text:p text:style-name="P8"><text:s text:c="8"/># Remove the sheet</text:p>
      <text:p text:style-name="P8"><text:s text:c="8"/>wb.remove(wb[sheet_name])</text:p>
      <text:p text:style-name="P8"><text:s text:c="8"/># Save the workbook after removing the sheet</text:p>
      <text:p text:style-name="P8"><text:s text:c="8"/>wb.save(excel_file)</text:p>
      <text:p text:style-name="P8"><text:s text:c="8"/>print(f"Sheet '{sheet_name}' deleted from {excel_file}")</text:p>
      <text:p text:style-name="P8"><text:s text:c="4"/>else:</text:p>
      <text:p text:style-name="P8"><text:s text:c="8"/>print(f"Sheet '{sheet_name}' not found in {excel_file}")</text:p>
      <text:p text:style-name="P8"/>
      <text:p text:style-name="P8"># List of Excel files</text:p>
      <text:p text:style-name="P8">excel_files = ['file1.xlsx', 'file2.xlsx', 'file3.xlsx']</text:p>
      <text:p text:style-name="P8">sheet_name_to_delete = 'Sheet1' <text:s/># Specify the sheet name you want to delete</text:p>
      <text:p text:style-name="P8"/>
      <text:p text:style-name="P8"># Iterate through each file and delete the specified sheet</text:p>
      <text:p text:style-name="P8">for file in excel_files:</text:p>
      <text:p text:style-name="P8"><text:s text:c="4"/>delete_sheet_by_name(file, sheet_name_to_delete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f my_function(**kwargs):</text:p>
      <text:p text:style-name="P8"><text:s text:c="4"/>for key, value in kwargs.items():</text:p>
      <text:p text:style-name="P8"><text:s text:c="8"/>print(f"{key} = {value}")</text:p>
      <text:p text:style-name="P8"/>
      <text:p text:style-name="P8">my_function(name="Alice", age=25, job="Engineer")</text:p>
      <text:p text:style-name="P8"/>
      <text:p text:style-name="P8">name = Alice</text:p>
      <text:p text:style-name="P8">age = 25</text:p>
      <text:p text:style-name="P8">job = Engineer</text:p>
      <text:p text:style-name="P8"/>
      <text:p text:style-name="P8">How it works:</text:p>
      <text:p text:style-name="P8">The **kwargs collects all the extra keyword arguments into a dictionary.</text:p>
      <text:p text:style-name="P8">In the example above, kwargs becomes {'name': 'Alice', 'age': 25, 'job': 'Engineer'}, which you can loop through to process the key-value pairs.</text:p>
      <text:p text:style-name="P8">When to use **kwargs:</text:p>
      <text:p text:style-name="P8">When you want to allow a function to handle any number of named keyword arguments, or when you don't know the argument names in advance.</text:p>
      <text:p text:style-name="P8">This is useful when a function might be called with different sets of keyword arguments, like in configuration settings or APIs.</text:p>
      <text:p text:style-name="P8"/>
      <text:p text:style-name="P8"/>
      <text:p text:style-name="P8"/>
      <text:p text:style-name="P8">def my_function(*args, **kwargs):</text:p>
      <text:p text:style-name="P8"><text:s text:c="4"/>print("Positional arguments:", args)</text:p>
      <text:p text:style-name="P8"><text:soft-page-break/><text:s text:c="4"/>print("Keyword arguments:", kwargs)</text:p>
      <text:p text:style-name="P8"/>
      <text:p text:style-name="P8">my_function(1, 2, 3, name="Alice", age=25)</text:p>
      <text:p text:style-name="P8"/>
      <text:p text:style-name="P8">Positional arguments: (1, 2, 3)</text:p>
      <text:p text:style-name="P8">Keyword arguments: {'name': 'Alice', 'age': 25}</text:p>
      <text:p text:style-name="P8"/>
      <text:p text:style-name="P8"/>
      <text:p text:style-name="P8"/>
      <text:p text:style-name="P8">In this case:</text:p>
      <text:p text:style-name="P8"/>
      <text:p text:style-name="P8">args will be (1, 2, 3) (the positional arguments).</text:p>
      <text:p text:style-name="P8">kwargs will be {'name': 'Alice', 'age': 25} (the keyword arguments).</text:p>
      <text:p text:style-name="P8"/>
      <text:p text:style-name="P8"/>
      <text:p text:style-name="P8"/>
      <text:p text:style-name="P8"/>
      <text:p text:style-name="P8"/>
      <text:p text:style-name="P8">DeCOOOOO</text:p>
      <text:p text:style-name="P8"/>
      <text:p text:style-name="P8"/>
      <text:p text:style-name="P8">def my_decorator(func):</text:p>
      <text:p text:style-name="P8"><text:s text:c="4"/>def wrapper(name):</text:p>
      <text:p text:style-name="P8"><text:s text:c="8"/>print("Before the greeting")</text:p>
      <text:p text:style-name="P8"><text:s text:c="8"/>result = func(name) <text:s/># Call the original function</text:p>
      <text:p text:style-name="P8"><text:s text:c="8"/>print("After the greeting")</text:p>
      <text:p text:style-name="P8"><text:s text:c="8"/>return result</text:p>
      <text:p text:style-name="P8"><text:s text:c="4"/>return wrapper</text:p>
      <text:p text:style-name="P8"/>
      <text:p text:style-name="P8">@my_decorator</text:p>
      <text:p text:style-name="P8">def greet(name):</text:p>
      <text:p text:style-name="P8"><text:s text:c="4"/>return f"Hello, {name}!"</text:p>
      <text:p text:style-name="P8"/>
      <text:p text:style-name="P8">print(greet("Alice"))</text:p>
      <text:p text:style-name="P8"/>
      <text:p text:style-name="P8"/>
      <text:p text:style-name="P8">Before the greeting</text:p>
      <text:p text:style-name="P8">Hello, Alice!</text:p>
      <text:p text:style-name="P8">After the greeting</text:p>
      <text:p text:style-name="P8"/>
      <text:p text:style-name="P8"/>
      <text:p text:style-name="P8"/>
      <text:p text:style-name="P8"/>
      <text:p text:style-name="P8">def log_decorator(func):</text:p>
      <text:p text:style-name="P8"><text:s text:c="4"/>def wrapper(*args, **kwargs):</text:p>
      <text:p text:style-name="P8"><text:s text:c="8"/>print(f"Calling {func.__name__} with arguments: {args}, {kwargs}")</text:p>
      <text:p text:style-name="P8"><text:s text:c="8"/>result = func(*args, **kwargs)</text:p>
      <text:p text:style-name="P8"><text:s text:c="8"/>print(f"{func.__name__} returned: {result}")</text:p>
      <text:p text:style-name="P8"><text:s text:c="8"/>return result</text:p>
      <text:p text:style-name="P8"><text:s text:c="4"/>return wrapper</text:p>
      <text:p text:style-name="P8"/>
      <text:p text:style-name="P8">@log_decorator</text:p>
      <text:p text:style-name="P8"><text:soft-page-break/>def add(a, b):</text:p>
      <text:p text:style-name="P8"><text:s text:c="4"/>return a + b</text:p>
      <text:p text:style-name="P8"/>
      <text:p text:style-name="P8">print(add(5, 3))</text:p>
      <text:p text:style-name="P8"/>
      <text:p text:style-name="P8">Calling add with arguments: (5, 3), {}</text:p>
      <text:p text:style-name="P8">add returned: 8</text:p>
      <text:p text:style-name="P8">8</text:p>
      <text:p text:style-name="P8"/>
      <text:p text:style-name="P8"/>
      <text:p text:style-name="P8"/>
      <text:p text:style-name="P8"/>
      <text:p text:style-name="P8">####</text:p>
      <text:p text:style-name="P8"/>
      <text:p text:style-name="P8"/>
      <text:p text:style-name="P8">def requires_permission(func):</text:p>
      <text:p text:style-name="P8"><text:s text:c="4"/>def wrapper(user):</text:p>
      <text:p text:style-name="P8"><text:s text:c="8"/>if user == "admin":</text:p>
      <text:p text:style-name="P8"><text:s text:c="12"/>return func(user)</text:p>
      <text:p text:style-name="P8"><text:s text:c="8"/>else:</text:p>
      <text:p text:style-name="P8"><text:s text:c="12"/>return "Access Denied"</text:p>
      <text:p text:style-name="P8"><text:s text:c="4"/>return wrapper</text:p>
      <text:p text:style-name="P8"/>
      <text:p text:style-name="P8">@requires_permission</text:p>
      <text:p text:style-name="P8">def view_admin_page(user):</text:p>
      <text:p text:style-name="P8"><text:s text:c="4"/>return f"Welcome to the admin page, {user}!"</text:p>
      <text:p text:style-name="P8"/>
      <text:p text:style-name="P8">print(view_admin_page("admin")) <text:s/># Allowed</text:p>
      <text:p text:style-name="P8">print(view_admin_page("guest")) <text:s/># Denied</text:p>
      <text:p text:style-name="P8"/>
      <text:p text:style-name="P8"/>
      <text:p text:style-name="P8"/>
      <text:p text:style-name="P8"/>
      <text:p text:style-name="P8">Welcome to the admin page, admin!</text:p>
      <text:p text:style-name="P8">Access Denied</text:p>
      <text:p text:style-name="P8"/>
      <text:p text:style-name="P8"/>
      <text:p text:style-name="P8">#####</text:p>
      <text:p text:style-name="P8"/>
      <text:p text:style-name="P8">import time</text:p>
      <text:p text:style-name="P8"/>
      <text:p text:style-name="P8">def timer_decorator(func):</text:p>
      <text:p text:style-name="P8"><text:s text:c="4"/>def wrapper(*args, **kwargs):</text:p>
      <text:p text:style-name="P8"><text:s text:c="8"/>start_time = time.time()</text:p>
      <text:p text:style-name="P8"><text:s text:c="8"/>result = func(*args, **kwargs)</text:p>
      <text:p text:style-name="P8"><text:s text:c="8"/>end_time = time.time()</text:p>
      <text:p text:style-name="P8"><text:s text:c="8"/>print(f"{func.__name__} took {end_time - start_time} seconds to execute")</text:p>
      <text:p text:style-name="P8"><text:s text:c="8"/>return result</text:p>
      <text:p text:style-name="P8"><text:s text:c="4"/>return wrapper</text:p>
      <text:p text:style-name="P8"/>
      <text:p text:style-name="P8">@timer_decorator</text:p>
      <text:p text:style-name="P8">def long_task():</text:p>
      <text:p text:style-name="P8"><text:soft-page-break/><text:s text:c="4"/>time.sleep(2) <text:s/># Simulate a long-running task</text:p>
      <text:p text:style-name="P8"><text:s text:c="4"/>return "Task Completed!"</text:p>
      <text:p text:style-name="P8"/>
      <text:p text:style-name="P8">print(long_task())</text:p>
      <text:p text:style-name="P8"/>
      <text:p text:style-name="P8"/>
      <text:p text:style-name="P8">long_task took 2.0023415088653564 seconds to execute</text:p>
      <text:p text:style-name="P8">Task Completed!</text:p>
      <text:p text:style-name="P8"/>
      <text:p text:style-name="P8"/>
      <text:p text:style-name="P8">####</text:p>
      <text:p text:style-name="P8"/>
      <text:p text:style-name="P8">def requires_permission(func):</text:p>
      <text:p text:style-name="P8"><text:s text:c="4"/>def wrapper(user):</text:p>
      <text:p text:style-name="P8"><text:s text:c="8"/>if user == "admin":</text:p>
      <text:p text:style-name="P8"><text:s text:c="12"/>return func(user)</text:p>
      <text:p text:style-name="P8"><text:s text:c="8"/>else:</text:p>
      <text:p text:style-name="P8"><text:s text:c="12"/>return "Access Denied!"</text:p>
      <text:p text:style-name="P8"><text:s text:c="4"/>return wrapper</text:p>
      <text:p text:style-name="P8"/>
      <text:p text:style-name="P8">@requires_permission</text:p>
      <text:p text:style-name="P8">def view_admin_page(user):</text:p>
      <text:p text:style-name="P8"><text:s text:c="4"/>return f"Welcome to the admin page, {user}!"</text:p>
      <text:p text:style-name="P8"/>
      <text:p text:style-name="P8">print(view_admin_page("admin")) <text:s text:c="2"/># Output: Welcome to the admin page, admin!</text:p>
      <text:p text:style-name="P8">print(view_admin_page("guest")) <text:s text:c="2"/># Output: Access Denied!</text:p>
      <text:p text:style-name="P8"/>
      <text:p text:style-name="P8">-----------------------------------</text:p>
      <text:p text:style-name="P8">--------------------------------------------------------</text:p>
      <text:p text:style-name="P8"/>
      <text:p text:style-name="P8">string</text:p>
      <text:p text:style-name="P8"/>
      <text:p text:style-name="P8">Reversing a String:</text:p>
      <text:p text:style-name="P8"/>
      <text:p text:style-name="P8">python</text:p>
      <text:p text:style-name="P8">Copy code</text:p>
      <text:p text:style-name="P8">reversed_string = string[::-1] <text:s/># Output: "dlroW olleH"</text:p>
      <text:p text:style-name="P8"/>
      <text:p text:style-name="P8"/>
      <text:p text:style-name="P8">Splitting a String:</text:p>
      <text:p text:style-name="P8"/>
      <text:p text:style-name="P8">python</text:p>
      <text:p text:style-name="P8">Copy code</text:p>
      <text:p text:style-name="P8">sentence = "Python is fun"</text:p>
      <text:p text:style-name="P8">words = sentence.split(" ") <text:s/># Output: ['Python', 'is', 'fun']</text:p>
      <text:p text:style-name="P8">Joining a List of Strings:</text:p>
      <text:p text:style-name="P8"/>
      <text:p text:style-name="P8">python</text:p>
      <text:p text:style-name="P8">Copy code</text:p>
      <text:p text:style-name="P8">words_list = ['Python', 'is', 'fun']</text:p>
      <text:p text:style-name="P8">sentence = " ".join(words_list) <text:s/># Output: "Python is fun"</text:p>
      <text:p text:style-name="P8"/>
      <text:p text:style-name="P8"><text:soft-page-break/>Replacing Substrings:</text:p>
      <text:p text:style-name="P8">python</text:p>
      <text:p text:style-name="P8">Copy code</text:p>
      <text:p text:style-name="P8">string = "I love Python"</text:p>
      <text:p text:style-name="P8">new_string = string.replace("Python", "coding") <text:s/># Output: "I love coding"</text:p>
      <text:p text:style-name="P8"/>
      <text:p text:style-name="P8"/>
      <text:p text:style-name="P8"/>
      <text:p text:style-name="P8">###########################33</text:p>
      <text:p text:style-name="P8">String ADV</text:p>
      <text:p text:style-name="P8"/>
      <text:p text:style-name="P8"/>
      <text:p text:style-name="P8">1. Filtering Specific Words from a String</text:p>
      <text:p text:style-name="P8">Suppose you have a string with some unwanted words, and you want to filter them out.</text:p>
      <text:p text:style-name="P8"/>
      <text:p text:style-name="P8">Using split(), list comprehension, and join():</text:p>
      <text:p text:style-name="P8">python</text:p>
      <text:p text:style-name="P8">Copy code</text:p>
      <text:p text:style-name="P8">sentence = "Python is awesome but sometimes difficult"</text:p>
      <text:p text:style-name="P8">unwanted_words = ["but", "difficult"]</text:p>
      <text:p text:style-name="P8"/>
      <text:p text:style-name="P8"># Split the sentence into words</text:p>
      <text:p text:style-name="P8">words = sentence.split()</text:p>
      <text:p text:style-name="P8"/>
      <text:p text:style-name="P8"># Use list comprehension to filter out unwanted words</text:p>
      <text:p text:style-name="P8">filtered_words = [word for word in words if word not in unwanted_words]</text:p>
      <text:p text:style-name="P8"/>
      <text:p text:style-name="P8"># Join the filtered words back into a sentence</text:p>
      <text:p text:style-name="P8">filtered_sentence = " ".join(filtered_words)</text:p>
      <text:p text:style-name="P8">print(filtered_sentence) <text:s/># Output: "Python is awesome sometimes"</text:p>
      <text:p text:style-name="P8">2. Replace Words and Filter Others</text:p>
      <text:p text:style-name="P8">In this example, we will replace certain words and filter out specific ones in the same process.</text:p>
      <text:p text:style-name="P8"/>
      <text:p text:style-name="P8">python</text:p>
      <text:p text:style-name="P8">Copy code</text:p>
      <text:p text:style-name="P8">sentence = "I enjoy coding in Python but JavaScript is challenging"</text:p>
      <text:p text:style-name="P8">replace_words = {"Python": "Java", "JavaScript": "C++"}</text:p>
      <text:p text:style-name="P8">filter_words = ["but"]</text:p>
      <text:p text:style-name="P8"/>
      <text:p text:style-name="P8"># Split the sentence into words</text:p>
      <text:p text:style-name="P8">words = sentence.split()</text:p>
      <text:p text:style-name="P8"/>
      <text:p text:style-name="P8"># Replace words and filter at the same time</text:p>
      <text:p text:style-name="P8">processed_words = [</text:p>
      <text:p text:style-name="P8"><text:s text:c="4"/>replace_words.get(word, word) for word in words if word not in filter_words</text:p>
      <text:p text:style-name="P8">]</text:p>
      <text:p text:style-name="P8"/>
      <text:p text:style-name="P8"># Join the result back into a string</text:p>
      <text:p text:style-name="P8">processed_sentence = " ".join(processed_words)</text:p>
      <text:p text:style-name="P8">print(processed_sentence) <text:s/># Output: "I enjoy coding in Java C++ is challenging"</text:p>
      <text:p text:style-name="P8">3. Remove Punctuation and Specific Words, then Rejoin</text:p>
      <text:p text:style-name="P8"><text:soft-page-break/>You may want to clean up punctuation from a string, remove certain words, and then reassemble the string.</text:p>
      <text:p text:style-name="P8"/>
      <text:p text:style-name="P8">python</text:p>
      <text:p text:style-name="P8">Copy code</text:p>
      <text:p text:style-name="P8">import string</text:p>
      <text:p text:style-name="P8"/>
      <text:p text:style-name="P8">sentence = "Python, is; very! fun but sometimes, tough."</text:p>
      <text:p text:style-name="P8">unwanted_words = ["but", "sometimes"]</text:p>
      <text:p text:style-name="P8"/>
      <text:p text:style-name="P8"># Remove punctuation using translation table</text:p>
      <text:p text:style-name="P8">cleaned_sentence = sentence.translate(str.maketrans('', '', string.punctuation))</text:p>
      <text:p text:style-name="P8"/>
      <text:p text:style-name="P8"># Split the cleaned sentence into words</text:p>
      <text:p text:style-name="P8">words = cleaned_sentence.split()</text:p>
      <text:p text:style-name="P8"/>
      <text:p text:style-name="P8"># Filter out unwanted words</text:p>
      <text:p text:style-name="P8">filtered_words = [word for word in words if word not in unwanted_words]</text:p>
      <text:p text:style-name="P8"/>
      <text:p text:style-name="P8"># Join the remaining words back into a sentence</text:p>
      <text:p text:style-name="P8">final_sentence = " ".join(filtered_words)</text:p>
      <text:p text:style-name="P8">print(final_sentence) <text:s/># Output: "Python is very fun tough"</text:p>
      <text:p text:style-name="P8">4. Replacing and Filtering Numbers</text:p>
      <text:p text:style-name="P8">You might want to replace numbers with specific values while filtering out certain other words.</text:p>
      <text:p text:style-name="P8"/>
      <text:p text:style-name="P8">python</text:p>
      <text:p text:style-name="P8">Copy code</text:p>
      <text:p text:style-name="P8">sentence = "I have 2 apples and 5 bananas but no oranges"</text:p>
      <text:p text:style-name="P8">replace_numbers = {"2": "three", "5": "ten"}</text:p>
      <text:p text:style-name="P8">filter_words = ["but", "no"]</text:p>
      <text:p text:style-name="P8"/>
      <text:p text:style-name="P8"># Split the sentence</text:p>
      <text:p text:style-name="P8">words = sentence.split()</text:p>
      <text:p text:style-name="P8"/>
      <text:p text:style-name="P8"># Replace numbers and filter unwanted words</text:p>
      <text:p text:style-name="P8">processed_words = [</text:p>
      <text:p text:style-name="P8"><text:s text:c="4"/>replace_numbers.get(word, word) for word in words if word not in filter_words</text:p>
      <text:p text:style-name="P8">]</text:p>
      <text:p text:style-name="P8"/>
      <text:p text:style-name="P8"># Rejoin the processed words</text:p>
      <text:p text:style-name="P8">result_sentence = " ".join(processed_words)</text:p>
      <text:p text:style-name="P8">print(result_sentence) <text:s/># Output: "I have three apples and ten bananas oranges"</text:p>
      <text:p text:style-name="P8">5. Using replace() and Filtering Substrings</text:p>
      <text:p text:style-name="P8">This example combines replace() and filtering out specific substrings:</text:p>
      <text:p text:style-name="P8"/>
      <text:p text:style-name="P8">python</text:p>
      <text:p text:style-name="P8">Copy code</text:p>
      <text:p text:style-name="P8">sentence = "The weather is very sunny and bright today, but it's too hot."</text:p>
      <text:p text:style-name="P8">replace_phrase = {"sunny": "cloudy", "bright": "dull"}</text:p>
      <text:p text:style-name="P8">filter_phrases = ["but", "too hot"]</text:p>
      <text:p text:style-name="P8"/>
      <text:p text:style-name="P8"># Replace and split the sentence into words</text:p>
      <text:p text:style-name="P8"><text:soft-page-break/>for old, new in replace_phrase.items():</text:p>
      <text:p text:style-name="P8"><text:s text:c="4"/>sentence = sentence.replace(old, new)</text:p>
      <text:p text:style-name="P8"/>
      <text:p text:style-name="P8"># Now split and filter out unwanted words</text:p>
      <text:p text:style-name="P8">filtered_sentence = " ".join(</text:p>
      <text:p text:style-name="P8"><text:s text:c="4"/>[word for word in sentence.split() if word not in filter_phrases]</text:p>
      <text:p text:style-name="P8">)</text:p>
      <text:p text:style-name="P8"/>
      <text:p text:style-name="P8">print(filtered_sentence) <text:s/># Output: "The weather is very cloudy and dull today, it's"</text:p>
      <text:p text:style-name="P8">6. Removing Extra Whitespace and Filtering Certain Words</text:p>
      <text:p text:style-name="P8">You might have a string with extra whitespace and unwanted words. Here's how to clean it up:</text:p>
      <text:p text:style-name="P8"/>
      <text:p text:style-name="P8">python</text:p>
      <text:p text:style-name="P8">Copy code</text:p>
      <text:p text:style-name="P8">sentence = " <text:s text:c="3"/>Python <text:s text:c="4"/>is <text:s text:c="2"/>amazing, <text:s/>but <text:s text:c="3"/>sometimes <text:s text:c="2"/>tricky <text:s text:c="3"/>"</text:p>
      <text:p text:style-name="P8">unwanted_words = ["but", "tricky"]</text:p>
      <text:p text:style-name="P8"/>
      <text:p text:style-name="P8"># Strip leading/trailing whitespace and split the sentence</text:p>
      <text:p text:style-name="P8">words = sentence.strip().split()</text:p>
      <text:p text:style-name="P8"/>
      <text:p text:style-name="P8"># Filter and remove unwanted words</text:p>
      <text:p text:style-name="P8">filtered_words = [word for word in words if word not in unwanted_words]</text:p>
      <text:p text:style-name="P8"/>
      <text:p text:style-name="P8"># Join the words back into a sentence with single spaces</text:p>
      <text:p text:style-name="P8">final_sentence = " ".join(filtered_words)</text:p>
      <text:p text:style-name="P8">print(final_sentence) <text:s/># Output: "Python is amazing sometimes"</text:p>
      <text:p text:style-name="P8">7. Replace Specific Characters and Filter Words in One Go</text:p>
      <text:p text:style-name="P8">This example replaces certain characters (like commas and periods) and removes certain words.</text:p>
      <text:p text:style-name="P8"/>
      <text:p text:style-name="P8">python</text:p>
      <text:p text:style-name="P8">Copy code</text:p>
      <text:p text:style-name="P8">sentence = "Hello, world. Python is great but has its quirks."</text:p>
      <text:p text:style-name="P8">replace_characters = {",": "", ".": ""}</text:p>
      <text:p text:style-name="P8">filter_words = ["but", "quirks"]</text:p>
      <text:p text:style-name="P8"/>
      <text:p text:style-name="P8"># Replace characters</text:p>
      <text:p text:style-name="P8">for old, new in replace_characters.items():</text:p>
      <text:p text:style-name="P8"><text:s text:c="4"/>sentence = sentence.replace(old, new)</text:p>
      <text:p text:style-name="P8"/>
      <text:p text:style-name="P8"># Split the cleaned sentence and filter words</text:p>
      <text:p text:style-name="P8">filtered_words = [word for word in sentence.split() if word not in filter_words]</text:p>
      <text:p text:style-name="P8"/>
      <text:p text:style-name="P8"># Join the result into a string</text:p>
      <text:p text:style-name="P8">final_sentence = " ".join(filtered_words)</text:p>
      <text:p text:style-name="P8">print(final_sentence) <text:s/># Output: "Hello world Python is great has its"</text:p>
      <text:p text:style-name="P8">8. Remove Duplicate Words and Filter</text:p>
      <text:p text:style-name="P8">You may want to remove duplicate words and filter specific words out.</text:p>
      <text:p text:style-name="P8"/>
      <text:p text:style-name="P8">python</text:p>
      <text:p text:style-name="P8">Copy code</text:p>
      <text:p text:style-name="P8">sentence = "Python is fun fun but sometimes sometimes tricky tricky"</text:p>
      <text:p text:style-name="P8">filter_words = ["but"]</text:p>
      <text:p text:style-name="P8"><text:soft-page-break/></text:p>
      <text:p text:style-name="P8"># Split sentence and remove duplicates by converting to set, then filter</text:p>
      <text:p text:style-name="P8">words = sentence.split()</text:p>
      <text:p text:style-name="P8">unique_words = []</text:p>
      <text:p text:style-name="P8">[unique_words.append(word) for word in words if word not in unique_words]</text:p>
      <text:p text:style-name="P8"/>
      <text:p text:style-name="P8"># Filter unwanted words</text:p>
      <text:p text:style-name="P8">filtered_words = [word for word in unique_words if word not in filter_words]</text:p>
      <text:p text:style-name="P8"/>
      <text:p text:style-name="P8"># Rejoin the words into a string</text:p>
      <text:p text:style-name="P8">final_sentence = " ".join(filtered_words)</text:p>
      <text:p text:style-name="P8">print(final_sentence) <text:s/># Output: "Python is fun sometimes tricky"</text:p>
      <text:p text:style-name="P8"/>
      <text:p text:style-name="P8">----------------------------------------------</text:p>
      <text:p text:style-name="P8"/>
      <text:p text:style-name="P8">pyutils:</text:p>
      <text:p text:style-name="P8"/>
      <text:p text:style-name="P8">Basic datetime Objects</text:p>
      <text:p text:style-name="P8">python</text:p>
      <text:p text:style-name="P8">Copy code</text:p>
      <text:p text:style-name="P8">from datetime import datetime</text:p>
      <text:p text:style-name="P8"/>
      <text:p text:style-name="P8"># Get current date and time</text:p>
      <text:p text:style-name="P8">now = datetime.now()</text:p>
      <text:p text:style-name="P8">print(now) <text:s/># Output: 2024-09-25 12:34:56.789123 (example)</text:p>
      <text:p text:style-name="P8"/>
      <text:p text:style-name="P8"># Get just the current date</text:p>
      <text:p text:style-name="P8">today = now.date()</text:p>
      <text:p text:style-name="P8"/>
      <text:p text:style-name="P8"/>
      <text:p text:style-name="P8"/>
      <text:p text:style-name="P8">Formatting Date and Time</text:p>
      <text:p text:style-name="P8">You can format datetime objects into readable strings using strftime().</text:p>
      <text:p text:style-name="P8"/>
      <text:p text:style-name="P8">python</text:p>
      <text:p text:style-name="P8">Copy code</text:p>
      <text:p text:style-name="P8"># Format current date and time</text:p>
      <text:p text:style-name="P8">formatted = now.strftime('%Y-%m-%d %H:%M:%S')</text:p>
      <text:p text:style-name="P8">print(formatted) <text:s/># Output: 2024-09-25 12:34:56</text:p>
      <text:p text:style-name="P8"/>
      <text:p text:style-name="P8"/>
      <text:p text:style-name="P8"/>
      <text:p text:style-name="P8"/>
      <text:p text:style-name="P8">Common strftime() format codes:</text:p>
      <text:p text:style-name="P8"/>
      <text:p text:style-name="P8">%Y: Year (e.g., 2024)</text:p>
      <text:p text:style-name="P8">%m: Month (01-12)</text:p>
      <text:p text:style-name="P8">%d: Day of the month (01-31)</text:p>
      <text:p text:style-name="P8">%H: Hour (00-23)</text:p>
      <text:p text:style-name="P8">%M: Minute (00-59)</text:p>
      <text:p text:style-name="P8">%S: Second (00-59)</text:p>
      <text:p text:style-name="P8"/>
      <text:p text:style-name="P8"><text:soft-page-break/></text:p>
      <text:p text:style-name="P8"/>
      <text:p text:style-name="P8"/>
      <text:p text:style-name="P8">Timedelta: Differences Between Dates</text:p>
      <text:p text:style-name="P8">The timedelta object represents the difference between two dates or times.</text:p>
      <text:p text:style-name="P8"/>
      <text:p text:style-name="P8">python</text:p>
      <text:p text:style-name="P8">Copy code</text:p>
      <text:p text:style-name="P8">from datetime import timedelta</text:p>
      <text:p text:style-name="P8"/>
      <text:p text:style-name="P8"># Create a timedelta of 7 days</text:p>
      <text:p text:style-name="P8">delta = timedelta(days=7)</text:p>
      <text:p text:style-name="P8"/>
      <text:p text:style-name="P8"># Add or subtract timedelta to a date</text:p>
      <text:p text:style-name="P8">next_week = now + delta</text:p>
      <text:p text:style-name="P8">print(next_week) <text:s/># Output: 2024-10-02 12:34:56</text:p>
      <text:p text:style-name="P8"/>
      <text:p text:style-name="P8"># Subtracting dates</text:p>
      <text:p text:style-name="P8">date_diff = next_week - now</text:p>
      <text:p text:style-name="P8">print(date_diff) <text:s/># Output: 7 days, 0:00:00</text:p>
      <text:p text:style-name="P8"/>
      <text:p text:style-name="P8"/>
      <text:p text:style-name="P8"/>
      <text:p text:style-name="P8"><text:s/>Extracting Date and Time Components</text:p>
      <text:p text:style-name="P8">You can access specific parts of a datetime object.</text:p>
      <text:p text:style-name="P8"/>
      <text:p text:style-name="P8">python</text:p>
      <text:p text:style-name="P8">Copy code</text:p>
      <text:p text:style-name="P8">print(now.year) <text:s text:c="2"/># Output: 2024</text:p>
      <text:p text:style-name="P8">print(now.month) <text:s/># Output: 9</text:p>
      <text:p text:style-name="P8">print(now.day) <text:s text:c="3"/># Output: 25</text:p>
      <text:p text:style-name="P8">print(now.hour) <text:s text:c="2"/># Output: 12</text:p>
      <text:p text:style-name="P8">print(now.minute) # Output: 34</text:p>
      <text:p text:style-name="P8">print(now.second) # Output: 56</text:p>
      <text:p text:style-name="P8"/>
      <text:p text:style-name="P8"/>
      <text:p text:style-name="P8"/>
      <text:p text:style-name="P8"><text:s/>Handling Time</text:p>
      <text:p text:style-name="P8">The time class represents time objects without a date.</text:p>
      <text:p text:style-name="P8"/>
      <text:p text:style-name="P8">python</text:p>
      <text:p text:style-name="P8">Copy code</text:p>
      <text:p text:style-name="P8">from datetime import time</text:p>
      <text:p text:style-name="P8"/>
      <text:p text:style-name="P8"># Create a time object</text:p>
      <text:p text:style-name="P8">t = time(14, 30, 0)</text:p>
      <text:p text:style-name="P8">print(t) <text:s/># Output: 14:30:00</text:p>
      <text:p text:style-name="P8"/>
      <text:p text:style-name="P8"/>
      <text:p text:style-name="P8"/>
      <text:p text:style-name="P8">Handling Only Date</text:p>
      <text:p text:style-name="P8">The date class can be used for operations involving only dates.</text:p>
      <text:p text:style-name="P8"><text:soft-page-break/></text:p>
      <text:p text:style-name="P8">python</text:p>
      <text:p text:style-name="P8">Copy code</text:p>
      <text:p text:style-name="P8">from datetime import date</text:p>
      <text:p text:style-name="P8"/>
      <text:p text:style-name="P8"># Today's date</text:p>
      <text:p text:style-name="P8">today = date.today()</text:p>
      <text:p text:style-name="P8">print(today) <text:s/># Output: 2024-09-25</text:p>
      <text:p text:style-name="P8"/>
      <text:p text:style-name="P8"># Create a specific date</text:p>
      <text:p text:style-name="P8">d = date(2024, 12, 31)</text:p>
      <text:p text:style-name="P8">print(d) <text:s/># Output: 2024-12-31</text:p>
      <text:p text:style-name="P8"/>
      <text:p text:style-name="P8"/>
      <text:p text:style-name="P8"/>
      <text:p text:style-name="P8"/>
      <text:p text:style-name="P8"/>
      <text:p text:style-name="P8">Getting the Day of the Week</text:p>
      <text:p text:style-name="P8">You can get the day of the week in both numeric and string form.</text:p>
      <text:p text:style-name="P8"/>
      <text:p text:style-name="P8">python</text:p>
      <text:p text:style-name="P8">Copy code</text:p>
      <text:p text:style-name="P8"># Monday is 0, Sunday is 6</text:p>
      <text:p text:style-name="P8">print(now.weekday()) <text:s/># Output: 2 (Wednesday)</text:p>
      <text:p text:style-name="P8"/>
      <text:p text:style-name="P8"># Get the day name</text:p>
      <text:p text:style-name="P8">day_name = now.strftime("%A")</text:p>
      <text:p text:style-name="P8">print(day_name) <text:s/># Output: Wednesday</text:p>
      <text:p text:style-name="P8"/>
      <text:p text:style-name="P8"/>
      <text:p text:style-name="P8"/>
      <text:p text:style-name="P8"/>
      <text:p text:style-name="P8">Handling datetime in Pandas</text:p>
      <text:p text:style-name="P8">Pandas offers excellent support for datetime operations, which is particularly useful for data analysis.</text:p>
      <text:p text:style-name="P8"/>
      <text:p text:style-name="P8">python</text:p>
      <text:p text:style-name="P8">Copy code</text:p>
      <text:p text:style-name="P8">import pandas as pd</text:p>
      <text:p text:style-name="P8"/>
      <text:p text:style-name="P8"># Convert a date column to datetime</text:p>
      <text:p text:style-name="P8">data = {'date': ['2024-09-25', '2024-09-26', '2024-09-27']}</text:p>
      <text:p text:style-name="P8">df = pd.DataFrame(data)</text:p>
      <text:p text:style-name="P8">df['date'] = pd.to_datetime(df['date'])</text:p>
      <text:p text:style-name="P8">print(df)</text:p>
      <text:p text:style-name="P8"/>
      <text:p text:style-name="P8"/>
      <text:p text:style-name="P8"/>
      <text:p text:style-name="P8"/>
      <text:p text:style-name="P8">Adding or Subtracting Days in Pandas</text:p>
      <text:p text:style-name="P8">python</text:p>
      <text:p text:style-name="P8">Copy code</text:p>
      <text:p text:style-name="P8"><text:soft-page-break/># Add 7 days to each date in the column</text:p>
      <text:p text:style-name="P8">df['new_date'] = df['date'] + pd.DateOffset(days=7)</text:p>
      <text:p text:style-name="P8">print(df)</text:p>
      <text:p text:style-name="P8"/>
      <text:p text:style-name="P8"/>
      <text:p text:style-name="P8"/>
      <text:p text:style-name="P8"/>
      <text:p text:style-name="P8"/>
      <text:p text:style-name="P8">. Calculating Date Differences in Pandas</text:p>
      <text:p text:style-name="P8">python</text:p>
      <text:p text:style-name="P8">Copy code</text:p>
      <text:p text:style-name="P8"># Calculate the difference in days between two dates</text:p>
      <text:p text:style-name="P8">df['days_diff'] = (df['new_date'] - df['date']).dt.days</text:p>
      <text:p text:style-name="P8">print(df)</text:p>
      <text:p text:style-name="P8"/>
      <text:p text:style-name="P8"/>
      <text:p text:style-name="P8"/>
      <text:p text:style-name="P8"/>
      <text:p text:style-name="P8"/>
      <text:p text:style-name="P8"><text:s/>Formatting Dates in Pandas</text:p>
      <text:p text:style-name="P8">You can format a datetime column in Pandas the same way you do with strftime.</text:p>
      <text:p text:style-name="P8"/>
      <text:p text:style-name="P8">python</text:p>
      <text:p text:style-name="P8">Copy code</text:p>
      <text:p text:style-name="P8"># Convert datetime to a string in the desired format</text:p>
      <text:p text:style-name="P8">df['formatted_date'] = df['date'].dt.strftime('%Y/%m/%d')</text:p>
      <text:p text:style-name="P8">print(df)</text:p>
      <text:p text:style-name="P8"/>
      <text:p text:style-name="P8"/>
      <text:p text:style-name="P8"/>
      <text:p text:style-name="P8"/>
      <text:p text:style-name="P8"/>
      <text:p text:style-name="P8">Handling Missing Dates</text:p>
      <text:p text:style-name="P8">If your dataset has missing or null dates, you can use pd.NaT to fill or check for missing datetime values.</text:p>
      <text:p text:style-name="P8"/>
      <text:p text:style-name="P8">python</text:p>
      <text:p text:style-name="P8">Copy code</text:p>
      <text:p text:style-name="P8"># Fill missing dates with a default date</text:p>
      <text:p text:style-name="P8">df['date_filled'] = df['date'].fillna(pd.Timestamp('2024-01-01'))</text:p>
      <text:p text:style-name="P8"/>
      <text:p text:style-name="P8"># Check for missing dates</text:p>
      <text:p text:style-name="P8">missing_dates = df['date'].isna()</text:p>
      <text:p text:style-name="P8">print(missing_dates)</text:p>
      <text:p text:style-name="P8"/>
      <text:p text:style-name="P8"/>
      <text:p text:style-name="P8"/>
      <text:p text:style-name="P8">Time Differences Between Rows</text:p>
      <text:p text:style-name="P8">You can calculate the time difference between two datetime columns or rows.</text:p>
      <text:p text:style-name="P8"/>
      <text:p text:style-name="P8">python</text:p>
      <text:p text:style-name="P8">Copy code</text:p>
      <text:p text:style-name="P8"><text:soft-page-break/># Create a new column to simulate a second datetime</text:p>
      <text:p text:style-name="P8">df['date2'] = df['date'] + pd.DateOffset(days=3)</text:p>
      <text:p text:style-name="P8"/>
      <text:p text:style-name="P8"># Calculate the difference between 'date2' and 'date' in days</text:p>
      <text:p text:style-name="P8">df['date_diff'] = (df['date2'] - df['date']).dt.days</text:p>
      <text:p text:style-name="P8">print(df)</text:p>
      <text:p text:style-name="P8"/>
      <text:p text:style-name="P8"/>
      <text:p text:style-name="P8"/>
      <text:p text:style-name="P8">------------------------------------------</text:p>
      <text:p text:style-name="P8"/>
      <text:p text:style-name="P8">regex:<text:line-break/></text:p>
      <text:p text:style-name="P8">Basic Regex Functions in Python</text:p>
      <text:p text:style-name="P8">The main functions provided by the re module are:</text:p>
      <text:p text:style-name="P8"/>
      <text:p text:style-name="P8">re.search(): Search for a match anywhere in the string.</text:p>
      <text:p text:style-name="P8">re.match(): Match the regex pattern at the beginning of the string.</text:p>
      <text:p text:style-name="P8">re.findall(): Find all substrings that match the pattern.</text:p>
      <text:p text:style-name="P8">re.sub(): Replace occurrences of the pattern with something else.</text:p>
      <text:p text:style-name="P8"/>
      <text:p text:style-name="P8"/>
      <text:p text:style-name="P8"/>
      <text:p text:style-name="P8">import re</text:p>
      <text:p text:style-name="P8"/>
      <text:p text:style-name="P8"># re.search() example</text:p>
      <text:p text:style-name="P8">result = re.search(r'\d+', 'The number is 123')</text:p>
      <text:p text:style-name="P8">print(result.group()) <text:s/># Output: 123</text:p>
      <text:p text:style-name="P8"/>
      <text:p text:style-name="P8"># re.match() example</text:p>
      <text:p text:style-name="P8">result = re.match(r'\w+', 'Hello world')</text:p>
      <text:p text:style-name="P8">print(result.group()) <text:s/># Output: Hello (matches at the beginning)</text:p>
      <text:p text:style-name="P8"/>
      <text:p text:style-name="P8"># re.findall() example</text:p>
      <text:p text:style-name="P8">result = re.findall(r'\d+', 'The numbers are 123 and 456')</text:p>
      <text:p text:style-name="P8">print(result) <text:s/># Output: ['123', '456']</text:p>
      <text:p text:style-name="P8"/>
      <text:p text:style-name="P8"># re.sub() example (replace all digits with '*')</text:p>
      <text:p text:style-name="P8">result = re.sub(r'\d+', '*', 'The number is 123')</text:p>
      <text:p text:style-name="P8">print(result) <text:s/># Output: The number is *</text:p>
      <text:p text:style-name="P8"/>
      <text:p text:style-name="P8"/>
      <text:p text:style-name="P8"/>
      <text:p text:style-name="P8"/>
      <text:p text:style-name="P8"/>
      <text:p text:style-name="P8">Special Regex Characters</text:p>
      <text:p text:style-name="P8">Here are a few common regex symbols:</text:p>
      <text:p text:style-name="P8"/>
      <text:p text:style-name="P8">Character<text:tab/>Description<text:tab/>Example</text:p>
      <text:p text:style-name="P8">.<text:tab/>Matches any single character<text:tab/>h.t → hat, hot, hit</text:p>
      <text:p text:style-name="P8">\d<text:tab/>Matches any digit (0-9)<text:tab/>\d → 7, 123</text:p>
      <text:p text:style-name="P8">\w<text:tab/>Matches any word character (A-Z, a-z, 0-9)<text:tab/>\w → abc123</text:p>
      <text:p text:style-name="P8"><text:soft-page-break/>\s<text:tab/>Matches any whitespace character<text:tab/>\s → (space)</text:p>
      <text:p text:style-name="P8">*<text:tab/>Matches 0 or more occurrences<text:tab/>a* → a, aa, aaa</text:p>
      <text:p text:style-name="P8">+<text:tab/>Matches 1 or more occurrences<text:tab/>a+ → a, aa, aaa</text:p>
      <text:p text:style-name="P8">[]<text:tab/>Matches any character inside brackets<text:tab/>[abc] → a, b, c</text:p>
      <text:p text:style-name="P8">^<text:tab/>Matches the start of the string<text:tab/>^Hello → Matches "Hello" at the beginning</text:p>
      <text:p text:style-name="P8">$<text:tab/>Matches the end of the string<text:tab/>end$ → Matches "end" at the end</text:p>
      <text:p text:style-name="P8"/>
      <text:p text:style-name="P8"/>
      <text:p text:style-name="P8"/>
      <text:p text:style-name="P8"/>
      <text:p text:style-name="P8"/>
      <text:p text:style-name="P8">. Regex Groups</text:p>
      <text:p text:style-name="P8">Groups allow you to extract specific parts of a match.</text:p>
      <text:p text:style-name="P8"/>
      <text:p text:style-name="P8">python</text:p>
      <text:p text:style-name="P8">Copy code</text:p>
      <text:p text:style-name="P8">result = re.search(r'(\d{3})-(\d{2})-(\d{4})', 'Phone: 123-45-6789')</text:p>
      <text:p text:style-name="P8">print(result.group(1)) <text:s/># Output: 123 (first group)</text:p>
      <text:p text:style-name="P8">print(result.group(2)) <text:s/># Output: 45 <text:s/>(second group)</text:p>
      <text:p text:style-name="P8">print(result.group(3)) <text:s/># Output: 6789 (third group)</text:p>
      <text:p text:style-name="P8"/>
      <text:p text:style-name="P8"/>
      <text:p text:style-name="P8"/>
      <text:p text:style-name="P8"/>
      <text:p text:style-name="P8"/>
      <text:p text:style-name="P8"/>
      <text:p text:style-name="P8">Filtering Rows Using Regex</text:p>
      <text:p text:style-name="P8">You can use str.contains() or str.match() to filter rows in pandas DataFrames using regex.</text:p>
      <text:p text:style-name="P8"/>
      <text:p text:style-name="P8">python</text:p>
      <text:p text:style-name="P8">Copy code</text:p>
      <text:p text:style-name="P8">import pandas as pd</text:p>
      <text:p text:style-name="P8"/>
      <text:p text:style-name="P8"># Create a sample DataFrame</text:p>
      <text:p text:style-name="P8">data = {'name': ['Alice', 'Bob', 'Charlie', 'David'],</text:p>
      <text:p text:style-name="P8"><text:s text:c="8"/>'email': ['alice123@gmail.com', 'bob_smith@yahoo.com', 'charlie@company.org', 'david@mycompany.com']}</text:p>
      <text:p text:style-name="P8">df = pd.DataFrame(data)</text:p>
      <text:p text:style-name="P8"/>
      <text:p text:style-name="P8"># Filter rows where email ends with 'gmail.com'</text:p>
      <text:p text:style-name="P8">filtered_df = df[df['email'].str.contains(r'gmail\.com$')]</text:p>
      <text:p text:style-name="P8">print(filtered_df)</text:p>
      <text:p text:style-name="P8"/>
      <text:p text:style-name="P8"/>
      <text:p text:style-name="P8"/>
      <text:p text:style-name="P8"/>
      <text:p text:style-name="P8"/>
      <text:p text:style-name="P8">Extracting Substrings Using Regex</text:p>
      <text:p text:style-name="P8">Use str.extract() to pull out matching substrings from columns.</text:p>
      <text:p text:style-name="P8"/>
      <text:p text:style-name="P8">python</text:p>
      <text:p text:style-name="P8">Copy code</text:p>
      <text:p text:style-name="P8"><text:soft-page-break/># Extract domain from email</text:p>
      <text:p text:style-name="P8">df['domain'] = df['email'].str.extract(r'@([a-zA-Z0-9.-]+)')</text:p>
      <text:p text:style-name="P8">print(df)</text:p>
      <text:p text:style-name="P8">5.3 Replacing Substrings Using Regex</text:p>
      <text:p text:style-name="P8">You can replace patterns using str.replace().</text:p>
      <text:p text:style-name="P8"/>
      <text:p text:style-name="P8">python</text:p>
      <text:p text:style-name="P8">Copy code</text:p>
      <text:p text:style-name="P8"># Replace numbers in the email with an empty string</text:p>
      <text:p text:style-name="P8">df['clean_email'] = df['email'].str.replace(r'\d+', '', regex=True)</text:p>
      <text:p text:style-name="P8">print(df)</text:p>
      <text:p text:style-name="P8"/>
      <text:p text:style-name="P8"/>
      <text:p text:style-name="P8"/>
      <text:p text:style-name="P8"/>
      <text:p text:style-name="P8">Splitting Columns Based on Regex</text:p>
      <text:p text:style-name="P8">You can use str.split() to split a column based on a regex pattern.</text:p>
      <text:p text:style-name="P8"/>
      <text:p text:style-name="P8">python</text:p>
      <text:p text:style-name="P8">Copy code</text:p>
      <text:p text:style-name="P8"># Split the email into two columns: username and domain</text:p>
      <text:p text:style-name="P8">df[['username', 'domain']] = df['email'].str.split('@', expand=True)</text:p>
      <text:p text:style-name="P8">print(df)</text:p>
      <text:p text:style-name="P8">6.2 Advanced Filtering with Regex</text:p>
      <text:p text:style-name="P8">You can use more complex regex patterns to filter rows.</text:p>
      <text:p text:style-name="P8"/>
      <text:p text:style-name="P8">python</text:p>
      <text:p text:style-name="P8">Copy code</text:p>
      <text:p text:style-name="P8"># Filter rows where email contains a digit</text:p>
      <text:p text:style-name="P8">filtered_df = df[df['email'].str.contains(r'\d')]</text:p>
      <text:p text:style-name="P8">print(filtered_df)</text:p>
      <text:p text:style-name="P8"/>
      <text:p text:style-name="P8"/>
      <text:p text:style-name="P8"/>
      <text:p text:style-name="P8"/>
      <text:p text:style-name="P8"/>
      <text:p text:style-name="P8"># Filter rows where email contains either 'gmail' or 'yahoo'</text:p>
      <text:p text:style-name="P8">filtered_df = df[df['email'].str.contains(r'gmail|yahoo')]</text:p>
      <text:p text:style-name="P8">print(filtered_df)</text:p>
      <text:p text:style-name="P8"/>
      <text:p text:style-name="P8"/>
      <text:p text:style-name="P8"/>
      <text:p text:style-name="P8"/>
      <text:p text:style-name="P8"/>
      <text:p text:style-name="P7">=================================</text:p>
      <text:p text:style-name="P7"/>
      <text:p text:style-name="P16" loext:marker-style-name="T3"><text:span text:style-name="T3">APPEND COL IN NEW FILE WHILE FILTERING ALSO READING ALL SHEETS</text:span></text:p>
      <text:p text:style-name="P11" loext:marker-style-name="T3"/>
      <text:p text:style-name="P12" loext:marker-style-name="T5"><text:span text:style-name="T4">import </text:span><text:span text:style-name="T5">pandas </text:span><text:span text:style-name="T4">as </text:span><text:span text:style-name="T5">pd<text:line-break/></text:span><text:span text:style-name="T4">import </text:span><text:span text:style-name="T5">openpyxl<text:line-break/><text:line-break/></text:span><text:soft-page-break/><text:span text:style-name="T5">testcase_file = </text:span><text:span text:style-name="T6">"Payments.xlsx"<text:line-break/></text:span><text:span text:style-name="T5">theme_file = </text:span><text:span text:style-name="T6">"THEME_DASHBOARD_OUTPUT.xlsx"<text:line-break/><text:line-break/></text:span><text:span text:style-name="T4">def </text:span><text:span text:style-name="T7">expectedcol_append</text:span><text:span text:style-name="T5">(theme,test):<text:line-break/> <text:s text:c="3"/>all_sheets = pd.read_excel(theme,</text:span><text:span text:style-name="T8">sheet_name</text:span><text:span text:style-name="T5">=</text:span><text:span text:style-name="T4">None</text:span><text:span text:style-name="T5">)<text:line-break/> <text:s text:c="3"/>df_testcase = pd.read_excel(test,</text:span><text:span text:style-name="T8">sheet_name</text:span><text:span text:style-name="T5">=</text:span><text:span text:style-name="T6">'Sheet1'</text:span><text:span text:style-name="T5">)<text:line-break/><text:line-break/> <text:s text:c="3"/>updated_sheets = {}<text:line-break/> <text:s text:c="3"/></text:span><text:span text:style-name="T4">for </text:span><text:span text:style-name="T5">sheet_name,df </text:span><text:span text:style-name="T4">in </text:span><text:span text:style-name="T9">list</text:span><text:span text:style-name="T5">(all_sheets.items())[</text:span><text:span text:style-name="T10">1</text:span><text:span text:style-name="T5">:]:<text:line-break/> <text:s text:c="7"/>df[</text:span><text:span text:style-name="T6">'Expected_Results'</text:span><text:span text:style-name="T5">] = </text:span><text:span text:style-name="T6">""<text:line-break/><text:line-break/> <text:s text:c="7"/></text:span><text:span text:style-name="T4">for </text:span><text:span text:style-name="T5">index,row </text:span><text:span text:style-name="T4">in </text:span><text:span text:style-name="T5">df.iterrows():<text:line-break/> <text:s text:c="11"/>testcase_id = row[</text:span><text:span text:style-name="T6">'TestCaseID'</text:span><text:span text:style-name="T5">]<text:line-break/><text:line-break/> <text:s text:c="11"/>matching_rows = df_testcase[df_testcase[</text:span><text:span text:style-name="T6">'TestCaseNum'</text:span><text:span text:style-name="T5">]==testcase_id]<text:line-break/><text:line-break/> <text:s text:c="11"/></text:span><text:span text:style-name="T4">if not </text:span><text:span text:style-name="T5">matching_rows.empty:<text:line-break/> <text:s text:c="15"/>last_row = matching_rows.iloc[-</text:span><text:span text:style-name="T10">1</text:span><text:span text:style-name="T5">]<text:line-break/> <text:s text:c="15"/>sentence = last_row[</text:span><text:span text:style-name="T6">'Sentence'</text:span><text:span text:style-name="T5">]<text:line-break/><text:line-break/> <text:s text:c="15"/>df.at[index,</text:span><text:span text:style-name="T6">'Expected_Results'</text:span><text:span text:style-name="T5">] = sentence<text:line-break/><text:line-break/> <text:s text:c="7"/>updated_sheets[sheet_name] = df<text:line-break/><text:line-break/> <text:s text:c="3"/></text:span><text:span text:style-name="T4">with </text:span><text:span text:style-name="T5">pd.ExcelWriter(</text:span><text:span text:style-name="T6">'UPADTED_THEME.xlsx'</text:span><text:span text:style-name="T5">) </text:span><text:span text:style-name="T4">as </text:span><text:span text:style-name="T5">writer:<text:line-break/> <text:s text:c="7"/></text:span><text:span text:style-name="T4">for </text:span><text:span text:style-name="T5">sheet_name,df </text:span><text:span text:style-name="T4">in </text:span><text:span text:style-name="T5">updated_sheets.items():<text:line-break/> <text:s text:c="11"/>df.to_excel(writer,</text:span><text:span text:style-name="T8">sheet_name</text:span><text:span text:style-name="T5">=sheet_name,</text:span><text:span text:style-name="T8">index</text:span><text:span text:style-name="T5">=</text:span><text:span text:style-name="T4">False</text:span><text:span text:style-name="T5">)<text:line-break/> <text:s text:c="11"/></text:span><text:span text:style-name="T9">print</text:span><text:span text:style-name="T5">(</text:span><text:span text:style-name="T6">f'</text:span><text:span text:style-name="T4">{</text:span><text:span text:style-name="T5">sheet_name</text:span><text:span text:style-name="T4">}</text:span><text:span text:style-name="T6"> appended to updated excel file'</text:span><text:span text:style-name="T5">)<text:line-break/><text:line-break/><text:line-break/>expectedcol_append(theme_file,testcase_file)</text:span></text:p>
      <text:p text:style-name="P9"/>
      <text:p text:style-name="P16" loext:marker-style-name="T11"><text:span text:style-name="T11">APPEND MANY EXCEL OF SAME SIZE DF INTO ONE</text:span></text:p>
      <text:p text:style-name="P16">def append_to_excel(excel_files):<text:line-break/> <text:s text:c="3"/>df_list =[]<text:line-break/><text:line-break/> <text:s text:c="3"/>for excel in excel_files:<text:line-break/> <text:s text:c="7"/>df = pd.read_excel(excel)<text:line-break/> <text:s text:c="7"/>df_list.append(df)<text:line-break/><text:line-break/> <text:s text:c="3"/>combined_df = pd.concat(df_list,ignore_index=True)<text:line-break/> <text:s text:c="3"/>combined_df.to_excel("Payments.xlsx")<text:line-break/></text:p>
      <text:p text:style-name="P16"># Here pd concat by default concatenates the df vertically</text:p>
      <text:p text:style-name="P16"/>
      <text:p text:style-name="P16" loext:marker-style-name="T1"><text:span text:style-name="T1">UTIL FUNCTIONS NLP</text:span></text:p>
      <text:p text:style-name="P16"><text:line-break/>def count_and_sort_words(word_list):<text:line-break/> <text:s text:c="3"/>word_counts = Counter(word_list)<text:line-break/> <text:s text:c="3"/>sorted_word_counts = dict(sorted(word_counts.items(), key=lambda item: item[1], reverse=True))<text:line-break/> <text:s text:c="3"/>return sorted_word_counts<text:line-break/><text:line-break/>def clean_sentence(sentence, stop_words):<text:line-break/> <text:s text:c="3"/>words = word_tokenize(sentence)<text:line-break/> <text:s text:c="3"/>filtered_sentence = [word for word in words if word.lower() not in stop_words]<text:line-break/> <text:s text:c="3"/>return ' '.join(filtered_sentence)<text:line-break/><text:line-break/><text:soft-page-break/>def remove_stop_words(sentences):<text:line-break/> <text:s text:c="3"/>stop_words = set(stopwords.words('english'))<text:line-break/> <text:s text:c="3"/>cleaned_sentences = [clean_sentence(sentence, stop_words) for sentence in sentences]<text:line-break/> <text:s text:c="3"/>return cleaned_sentences<text:line-break/><text:line-break/>def sentences_to_json(sentences):<text:line-break/> <text:s text:c="3"/>data = {f"sentence_{i + 1}": sentence for i, sentence in enumerate(sentences)}<text:line-break/> <text:s text:c="3"/>with open('unique_testcase','w') as json_file:<text:line-break/> <text:s text:c="7"/>json_data = json.dump(data,json_file, indent=4)<text:line-break/><text:line-break/> <text:s text:c="3"/>return json_data<text:line-break/><text:line-break/>def remove_punctuation(sentence):<text:line-break/> <text:s text:c="3"/>translator = str.maketrans('', '', string.punctuation)<text:line-break/> <text:s text:c="3"/>return sentence.translate(translator)<text:line-break/><text:line-break/><text:line-break/>def remove_stopwords(sentences):<text:line-break/> <text:s text:c="3"/>stop_words = set(stopwords.words('english'))<text:line-break/> <text:s text:c="3"/>filtered_sentences = []<text:line-break/> <text:s text:c="3"/>for sentence in sentences:<text:line-break/> <text:s text:c="7"/>words = word_tokenize(sentence)<text:line-break/> <text:s text:c="7"/>filtered_sentence = [word for word in words if word.lower() not in stop_words]<text:line-break/> <text:s text:c="7"/>filtered_sentences.append(' '.join(filtered_sentence))<text:line-break/> <text:s text:c="3"/>return filtered_sentences<text:line-break/><text:line-break/>def removestopfrom_sentence(sentence):<text:line-break/> <text:s text:c="3"/>stop_words = set(stopwords.words('english'))<text:line-break/> <text:s text:c="3"/>words = word_tokenize(sentence)<text:line-break/> <text:s text:c="3"/>filter_sentence = [word for word in words if word.lower() not in stop_words]<text:line-break/> <text:s text:c="3"/>return ' '.join(filter_sentence)<text:line-break/><text:line-break/>from textblob import TextBlob<text:line-break/><text:line-break/>def correct_spelling(text):<text:line-break/> <text:s text:c="3"/>blob = TextBlob(text)<text:line-break/> <text:s text:c="3"/>correct_text = blob.correct()<text:line-break/> <text:s text:c="3"/>return str(correct_text)<text:line-break/><text:line-break/>def remove_stop_words_and_single_chars(word_list):<text:line-break/> <text:s text:c="3"/>stop_words = set(stopwords.words('english'))<text:line-break/> <text:s text:c="3"/>filtered_words = [word for word in word_list if word not in stop_words and len(word) &gt; 1]<text:line-break/><text:line-break/> <text:s text:c="3"/>return filtered_words<text:line-break/><text:line-break/>def cleansen(sentence):<text:line-break/> <text:s text:c="3"/>return sentence.replace(r'\n',' ')<text:line-break/><text:line-break/>def remove_duplicates(sentences):<text:line-break/> <text:s text:c="3"/>unique_sentences = list(set(sentences))<text:line-break/> <text:s text:c="3"/>return unique_sentences<text:line-break/><text:line-break/><text:soft-page-break/>def remove_empty_sentences(sentences):<text:line-break/> <text:s text:c="3"/>return [sentence for sentence in sentences if sentence.strip()]<text:line-break/><text:line-break/>def remove_specific_words(word_list, words_to_remove):<text:line-break/> <text:s text:c="3"/>removal_set = set(words_to_remove)<text:line-break/> <text:s text:c="3"/>filtered_words = [word for word in word_list if word not in removal_set]<text:line-break/><text:line-break/> <text:s text:c="3"/>return filtered_words<text:line-break/><text:line-break/>def convert_to_individual_words(sentences):<text:line-break/> <text:s text:c="3"/>words = []<text:line-break/> <text:s text:c="3"/>for sentence in sentences:<text:line-break/> <text:s text:c="7"/>words.extend(word_tokenize(sentence))<text:line-break/> <text:s text:c="3"/>return words<text:line-break/><text:line-break/>def word_frequencies(words):<text:line-break/> <text:s text:c="3"/>frequency = defaultdict(int)<text:line-break/> <text:s text:c="3"/>for word in words:<text:line-break/> <text:s text:c="7"/>frequency[word.lower()] += 1<text:line-break/> <text:s text:c="3"/>return dict(frequency)</text:p>
      <text:p text:style-name="P17"/>
      <text:p text:style-name="P16" loext:marker-style-name="T12"><text:span text:style-name="T12">EXTRACTION STEPS WITH INDEX LABEL</text:span></text:p>
      <text:p text:style-name="P17">def steps_to_list(step_summary):<text:line-break/> <text:s text:c="3"/>steps_list = re.split(r'\d+[\.)]\s*', step_summary)<text:line-break/> <text:s text:c="3"/>steps_list = [step.replace('\n', '').strip() for step in steps_list if step.strip()]</text:p>
      <text:p text:style-name="P17">the step.strip() strips the trailing whitespaces so if there’s only whitespaces then it will return empty string so that’s why the condition<text:line-break/><text:line-break/> <text:s text:c="3"/>return steps_list</text:p>
      <text:p text:style-name="P16" loext:marker-style-name="T1"><text:span text:style-name="T1">REMOVE PUNCTUATION</text:span></text:p>
      <text:p text:style-name="P17">translator=str.maketrans('','',string.punctuation)</text:p>
      <text:p text:style-name="P16" loext:marker-style-name="T1"><text:span text:style-name="T1">CHANGING DF VALUES BASED ON OTHER VAL</text:span></text:p>
      <text:p text:style-name="P16">df.loc[df['Sentence'].str.contains('contact page',case=False,na=False),'ScreenName'] = 'contact'</text:p>
      <text:p text:style-name="P16">df.loc[(df['Sentence'].str.contains('on CS', case=False, na=False))&amp;(df['ScreenName'] == ''), 'ScreenName'] = 'CS'</text:p>
      <text:p text:style-name="P16"/>
      <text:p text:style-name="P16">df['ExpectedResults'] = df['Action'].fillna('') + ' ' + df['FieldName'].fillna('')<text:line-break/>df['ExpectedResults'] = df['ExpectedResults'].str.strip()<text:line-break/>df['ScreenName'] = df['ScreenName'].fillna(method='ffill') // imp<text:line-break/>df = df.fillna("&lt;EMPTY&gt;")</text:p>
      <text:p text:style-name="P17">df['ScreenName'] = df.apply(lambda row: extractPatter(row), axis=1)</text:p>
      <text:p text:style-name="P16"/>
      <text:p text:style-name="P16">def extractPatter(row):<text:line-break/> <text:s text:c="3"/>if pd.isna(row['ScreenName']) or row['ScreenName'] == "" or row['ScreenName'] == None:<text:line-break/> <text:s text:c="7"/>mysent = str(row['Sentence'])<text:line-break/> <text:s text:c="7"/>if mysent.rfind("&gt;&gt;")!=-1:<text:line-break/> <text:s text:c="11"/>x = mysent.rfind("&gt;&gt;")<text:line-break/> <text:s text:c="11"/>if mysent[x+2:].strip() not in ['Add','Approve','Reject']:<text:line-break/> <text:s text:c="15"/>return mysent[x+2:].strip()<text:line-break/> <text:s text:c="11"/>else:<text:line-break/> <text:s text:c="15"/>y = find_second_last(mysent,"&gt;&gt;")<text:line-break/><text:soft-page-break/> <text:s text:c="15"/>return mysent[y+2:x].strip()<text:line-break/> <text:s text:c="7"/>return row['ScreenName']<text:line-break/> <text:s text:c="3"/>return row['ScreenName']</text:p>
      <text:p text:style-name="P16"/>
      <text:p text:style-name="P18">def find_second_last(text, pattern):<text:line-break/> <text:s text:c="3"/>return text.rfind(pattern, 0, text.rfind(pattern))</text:p>
      <text:p text:style-name="P13">duplicate_condition = df.duplicated(subset=['Action', 'FieldName', 'DataField','ScreenName'], keep=False) &amp; ~df.duplicated(<text:line-break/> <text:s text:c="3"/>subset=['Action', 'FieldName', 'DataField', 'Sentence','ScreenName'], keep=False)<text:line-break/>df.loc[duplicate_condition, 'Flag'] = 'Duplicate'</text:p>
      <text:p text:style-name="P14">def remove_actions_from_excel(input_file, output_file, sheet_name, column, actions_to_remove):<text:line-break/> <text:s text:c="3"/>df = pd.read_excel(input_file, sheet_name=sheet_name)<text:line-break/> <text:s text:c="3"/>df[column] = df[column].apply(lambda x: ','.join([action for action in str(x).split(',') if action.lower() not in actions_to_remove]))<text:line-break/> <text:s text:c="3"/>df.to_excel(output_file, sheet_name=sheet_name, index=False)</text:p>
      <text:p text:style-name="P15">def screenbyTest(input_excel):<text:line-break/> <text:s text:c="3"/>df = pd.read_excel(input_excel)<text:line-break/> <text:s text:c="3"/>result = df.groupby('TestCaseNum')['ScreenName'].agg(lambda x: list(x.unique())).reset_index()<text:line-break/> <text:s text:c="3"/>result['unique_screen_count'] = result['ScreenName'].apply(len)<text:line-break/><text:line-break/> <text:s text:c="3"/>print(result)<text:line-break/> <text:s text:c="3"/>result.to_excel('ScreenSeq.xlsx')</text:p>
      <text:p text:style-name="P16"/>
      <text:p text:style-name="P16"/>
      <text:p text:style-name="P16"/>
      <text:p text:style-name="P16"/>
      <text:p text:style-name="P16"/>
      <text:p text:style-name="P16"/>
      <text:p text:style-name="P9"/>
      <text:p text:style-name="P10">==========================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6:23:15.672000000</meta:creation-date>
    <dc:date>2025-02-09T16:24:30.645000000</dc:date>
    <meta:editing-duration>PT1M15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37" meta:paragraph-count="1060" meta:word-count="6092" meta:character-count="47387" meta:non-whitespace-character-count="39830"/>
  </office:meta>
</office:document-meta>
</file>